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formula="of:=BASE(RANDBETWEEN(0;16384);16)" office:value-type="string" office:string-value="3DB4" calcext:value-type="string">
            <text:p>3DB4</text:p>
          </table:table-cell>
          <table:table-cell table:formula="of:=BASE(RANDBETWEEN(0;16384);16)" office:value-type="string" office:string-value="337" calcext:value-type="string">
            <text:p>337</text:p>
          </table:table-cell>
          <table:table-cell table:formula="of:=BASE(RANDBETWEEN(0;16384);16)" office:value-type="string" office:string-value="8B8" calcext:value-type="string">
            <text:p>8B8</text:p>
          </table:table-cell>
          <table:table-cell table:formula="of:=BASE(RANDBETWEEN(0;16384);16)" office:value-type="string" office:string-value="2A31" calcext:value-type="string">
            <text:p>2A31</text:p>
          </table:table-cell>
          <table:table-cell table:formula="of:=BASE(RANDBETWEEN(0;16384);16)" office:value-type="string" office:string-value="29ED" calcext:value-type="string">
            <text:p>29ED</text:p>
          </table:table-cell>
          <table:table-cell table:formula="of:=BASE(RANDBETWEEN(0;16384);16)" office:value-type="string" office:string-value="29C6" calcext:value-type="string">
            <text:p>29C6</text:p>
          </table:table-cell>
          <table:table-cell table:formula="of:=BASE(RANDBETWEEN(0;16384);16)" office:value-type="string" office:string-value="107F" calcext:value-type="string">
            <text:p>107F</text:p>
          </table:table-cell>
          <table:table-cell table:formula="of:=BASE(RANDBETWEEN(0;16384);16)" office:value-type="string" office:string-value="1919" calcext:value-type="string">
            <text:p>1919</text:p>
          </table:table-cell>
        </table:table-row>
        <table:table-row table:style-name="ro1">
          <table:table-cell table:formula="of:=BASE(RANDBETWEEN(0;16384);16)" office:value-type="string" office:string-value="38B9" calcext:value-type="string">
            <text:p>38B9</text:p>
          </table:table-cell>
          <table:table-cell table:formula="of:=BASE(RANDBETWEEN(0;16384);16)" office:value-type="string" office:string-value="3A1D" calcext:value-type="string">
            <text:p>3A1D</text:p>
          </table:table-cell>
          <table:table-cell table:formula="of:=BASE(RANDBETWEEN(0;16384);16)" office:value-type="string" office:string-value="3570" calcext:value-type="string">
            <text:p>3570</text:p>
          </table:table-cell>
          <table:table-cell table:formula="of:=BASE(RANDBETWEEN(0;16384);16)" office:value-type="string" office:string-value="379B" calcext:value-type="string">
            <text:p>379B</text:p>
          </table:table-cell>
          <table:table-cell table:formula="of:=BASE(RANDBETWEEN(0;16384);16)" office:value-type="string" office:string-value="396C" calcext:value-type="string">
            <text:p>396C</text:p>
          </table:table-cell>
          <table:table-cell table:formula="of:=BASE(RANDBETWEEN(0;16384);16)" office:value-type="string" office:string-value="3037" calcext:value-type="string">
            <text:p>3037</text:p>
          </table:table-cell>
          <table:table-cell table:formula="of:=BASE(RANDBETWEEN(0;16384);16)" office:value-type="string" office:string-value="FBD" calcext:value-type="string">
            <text:p>FBD</text:p>
          </table:table-cell>
          <table:table-cell table:formula="of:=BASE(RANDBETWEEN(0;16384);16)" office:value-type="string" office:string-value="A15" calcext:value-type="string">
            <text:p>A15</text:p>
          </table:table-cell>
        </table:table-row>
        <table:table-row table:style-name="ro1">
          <table:table-cell table:formula="of:=BASE(RANDBETWEEN(0;16384);16)" office:value-type="string" office:string-value="13D7" calcext:value-type="string">
            <text:p>13D7</text:p>
          </table:table-cell>
          <table:table-cell table:formula="of:=BASE(RANDBETWEEN(0;16384);16)" office:value-type="string" office:string-value="DF0" calcext:value-type="string">
            <text:p>DF0</text:p>
          </table:table-cell>
          <table:table-cell table:formula="of:=BASE(RANDBETWEEN(0;16384);16)" office:value-type="string" office:string-value="2EC2" calcext:value-type="string">
            <text:p>2EC2</text:p>
          </table:table-cell>
          <table:table-cell table:formula="of:=BASE(RANDBETWEEN(0;16384);16)" office:value-type="string" office:string-value="4F" calcext:value-type="string">
            <text:p>4F</text:p>
          </table:table-cell>
          <table:table-cell table:formula="of:=BASE(RANDBETWEEN(0;16384);16)" office:value-type="string" office:string-value="2114" calcext:value-type="string">
            <text:p>2114</text:p>
          </table:table-cell>
          <table:table-cell table:formula="of:=BASE(RANDBETWEEN(0;16384);16)" office:value-type="string" office:string-value="1507" calcext:value-type="string">
            <text:p>1507</text:p>
          </table:table-cell>
          <table:table-cell table:formula="of:=BASE(RANDBETWEEN(0;16384);16)" office:value-type="string" office:string-value="338F" calcext:value-type="string">
            <text:p>338F</text:p>
          </table:table-cell>
          <table:table-cell table:formula="of:=BASE(RANDBETWEEN(0;16384);16)" office:value-type="string" office:string-value="263D" calcext:value-type="string">
            <text:p>263D</text:p>
          </table:table-cell>
        </table:table-row>
        <table:table-row table:style-name="ro1">
          <table:table-cell table:formula="of:=BASE(RANDBETWEEN(0;16384);16)" office:value-type="string" office:string-value="3C04" calcext:value-type="string">
            <text:p>3C04</text:p>
          </table:table-cell>
          <table:table-cell table:formula="of:=BASE(RANDBETWEEN(0;16384);16)" office:value-type="string" office:string-value="1AA7" calcext:value-type="string">
            <text:p>1AA7</text:p>
          </table:table-cell>
          <table:table-cell table:formula="of:=BASE(RANDBETWEEN(0;16384);16)" office:value-type="string" office:string-value="1146" calcext:value-type="string">
            <text:p>1146</text:p>
          </table:table-cell>
          <table:table-cell table:formula="of:=BASE(RANDBETWEEN(0;16384);16)" office:value-type="string" office:string-value="1731" calcext:value-type="string">
            <text:p>1731</text:p>
          </table:table-cell>
          <table:table-cell table:formula="of:=BASE(RANDBETWEEN(0;16384);16)" office:value-type="string" office:string-value="68" calcext:value-type="string">
            <text:p>68</text:p>
          </table:table-cell>
          <table:table-cell table:formula="of:=BASE(RANDBETWEEN(0;16384);16)" office:value-type="string" office:string-value="2F9" calcext:value-type="string">
            <text:p>2F9</text:p>
          </table:table-cell>
          <table:table-cell table:formula="of:=BASE(RANDBETWEEN(0;16384);16)" office:value-type="string" office:string-value="1D80" calcext:value-type="string">
            <text:p>1D80</text:p>
          </table:table-cell>
          <table:table-cell table:formula="of:=BASE(RANDBETWEEN(0;16384);16)" office:value-type="string" office:string-value="1F1F" calcext:value-type="string">
            <text:p>1F1F</text:p>
          </table:table-cell>
        </table:table-row>
        <table:table-row table:style-name="ro1">
          <table:table-cell table:formula="of:=BASE(RANDBETWEEN(0;16384);16)" office:value-type="string" office:string-value="2D9E" calcext:value-type="string">
            <text:p>2D9E</text:p>
          </table:table-cell>
          <table:table-cell table:formula="of:=BASE(RANDBETWEEN(0;16384);16)" office:value-type="string" office:string-value="3855" calcext:value-type="string">
            <text:p>3855</text:p>
          </table:table-cell>
          <table:table-cell table:formula="of:=BASE(RANDBETWEEN(0;16384);16)" office:value-type="string" office:string-value="35B" calcext:value-type="string">
            <text:p>35B</text:p>
          </table:table-cell>
          <table:table-cell table:formula="of:=BASE(RANDBETWEEN(0;16384);16)" office:value-type="string" office:string-value="13B9" calcext:value-type="string">
            <text:p>13B9</text:p>
          </table:table-cell>
          <table:table-cell table:formula="of:=BASE(RANDBETWEEN(0;16384);16)" office:value-type="string" office:string-value="F41" calcext:value-type="string">
            <text:p>F41</text:p>
          </table:table-cell>
          <table:table-cell table:formula="of:=BASE(RANDBETWEEN(0;16384);16)" office:value-type="string" office:string-value="17BF" calcext:value-type="string">
            <text:p>17BF</text:p>
          </table:table-cell>
          <table:table-cell table:formula="of:=BASE(RANDBETWEEN(0;16384);16)" office:value-type="string" office:string-value="380B" calcext:value-type="string">
            <text:p>380B</text:p>
          </table:table-cell>
          <table:table-cell table:formula="of:=BASE(RANDBETWEEN(0;16384);16)" office:value-type="string" office:string-value="1351" calcext:value-type="string">
            <text:p>1351</text:p>
          </table:table-cell>
        </table:table-row>
        <table:table-row table:style-name="ro1">
          <table:table-cell table:formula="of:=BASE(RANDBETWEEN(0;16384);16)" office:value-type="string" office:string-value="3505" calcext:value-type="string">
            <text:p>3505</text:p>
          </table:table-cell>
          <table:table-cell table:formula="of:=BASE(RANDBETWEEN(0;16384);16)" office:value-type="string" office:string-value="2F3F" calcext:value-type="string">
            <text:p>2F3F</text:p>
          </table:table-cell>
          <table:table-cell table:formula="of:=BASE(RANDBETWEEN(0;16384);16)" office:value-type="string" office:string-value="3798" calcext:value-type="string">
            <text:p>3798</text:p>
          </table:table-cell>
          <table:table-cell table:formula="of:=BASE(RANDBETWEEN(0;16384);16)" office:value-type="string" office:string-value="2512" calcext:value-type="string">
            <text:p>2512</text:p>
          </table:table-cell>
          <table:table-cell table:formula="of:=BASE(RANDBETWEEN(0;16384);16)" office:value-type="string" office:string-value="21B2" calcext:value-type="string">
            <text:p>21B2</text:p>
          </table:table-cell>
          <table:table-cell table:formula="of:=BASE(RANDBETWEEN(0;16384);16)" office:value-type="string" office:string-value="372" calcext:value-type="string">
            <text:p>372</text:p>
          </table:table-cell>
          <table:table-cell table:formula="of:=BASE(RANDBETWEEN(0;16384);16)" office:value-type="string" office:string-value="1396" calcext:value-type="string">
            <text:p>1396</text:p>
          </table:table-cell>
          <table:table-cell table:formula="of:=BASE(RANDBETWEEN(0;16384);16)" office:value-type="string" office:string-value="1023" calcext:value-type="string">
            <text:p>1023</text:p>
          </table:table-cell>
        </table:table-row>
        <table:table-row table:style-name="ro1">
          <table:table-cell table:formula="of:=BASE(RANDBETWEEN(0;16384);16)" office:value-type="string" office:string-value="1F59" calcext:value-type="string">
            <text:p>1F59</text:p>
          </table:table-cell>
          <table:table-cell table:formula="of:=BASE(RANDBETWEEN(0;16384);16)" office:value-type="string" office:string-value="CBA" calcext:value-type="string">
            <text:p>CBA</text:p>
          </table:table-cell>
          <table:table-cell table:formula="of:=BASE(RANDBETWEEN(0;16384);16)" office:value-type="string" office:string-value="2599" calcext:value-type="string">
            <text:p>2599</text:p>
          </table:table-cell>
          <table:table-cell table:formula="of:=BASE(RANDBETWEEN(0;16384);16)" office:value-type="string" office:string-value="324F" calcext:value-type="string">
            <text:p>324F</text:p>
          </table:table-cell>
          <table:table-cell table:formula="of:=BASE(RANDBETWEEN(0;16384);16)" office:value-type="string" office:string-value="17CE" calcext:value-type="string">
            <text:p>17CE</text:p>
          </table:table-cell>
          <table:table-cell table:formula="of:=BASE(RANDBETWEEN(0;16384);16)" office:value-type="string" office:string-value="105E" calcext:value-type="string">
            <text:p>105E</text:p>
          </table:table-cell>
          <table:table-cell table:formula="of:=BASE(RANDBETWEEN(0;16384);16)" office:value-type="string" office:string-value="21FD" calcext:value-type="string">
            <text:p>21FD</text:p>
          </table:table-cell>
          <table:table-cell table:formula="of:=BASE(RANDBETWEEN(0;16384);16)" office:value-type="string" office:string-value="A4A" calcext:value-type="string">
            <text:p>A4A</text:p>
          </table:table-cell>
        </table:table-row>
        <table:table-row table:style-name="ro1">
          <table:table-cell table:formula="of:=BASE(RANDBETWEEN(0;16384);16)" office:value-type="string" office:string-value="1AB9" calcext:value-type="string">
            <text:p>1AB9</text:p>
          </table:table-cell>
          <table:table-cell table:formula="of:=BASE(RANDBETWEEN(0;16384);16)" office:value-type="string" office:string-value="6B9" calcext:value-type="string">
            <text:p>6B9</text:p>
          </table:table-cell>
          <table:table-cell table:formula="of:=BASE(RANDBETWEEN(0;16384);16)" office:value-type="string" office:string-value="2DDB" calcext:value-type="string">
            <text:p>2DDB</text:p>
          </table:table-cell>
          <table:table-cell table:formula="of:=BASE(RANDBETWEEN(0;16384);16)" office:value-type="string" office:string-value="291" calcext:value-type="string">
            <text:p>291</text:p>
          </table:table-cell>
          <table:table-cell table:formula="of:=BASE(RANDBETWEEN(0;16384);16)" office:value-type="string" office:string-value="C8C" calcext:value-type="string">
            <text:p>C8C</text:p>
          </table:table-cell>
          <table:table-cell table:formula="of:=BASE(RANDBETWEEN(0;16384);16)" office:value-type="string" office:string-value="2CDC" calcext:value-type="string">
            <text:p>2CDC</text:p>
          </table:table-cell>
          <table:table-cell table:formula="of:=BASE(RANDBETWEEN(0;16384);16)" office:value-type="string" office:string-value="754" calcext:value-type="string">
            <text:p>754</text:p>
          </table:table-cell>
          <table:table-cell table:formula="of:=BASE(RANDBETWEEN(0;16384);16)" office:value-type="string" office:string-value="CB7" calcext:value-type="string">
            <text:p>CB7</text:p>
          </table:table-cell>
        </table:table-row>
        <table:table-row table:style-name="ro1">
          <table:table-cell table:formula="of:=BASE(RANDBETWEEN(0;16384);16)" office:value-type="string" office:string-value="EAC" calcext:value-type="string">
            <text:p>EAC</text:p>
          </table:table-cell>
          <table:table-cell table:formula="of:=BASE(RANDBETWEEN(0;16384);16)" office:value-type="string" office:string-value="35CB" calcext:value-type="string">
            <text:p>35CB</text:p>
          </table:table-cell>
          <table:table-cell table:formula="of:=BASE(RANDBETWEEN(0;16384);16)" office:value-type="string" office:string-value="241A" calcext:value-type="string">
            <text:p>241A</text:p>
          </table:table-cell>
          <table:table-cell table:formula="of:=BASE(RANDBETWEEN(0;16384);16)" office:value-type="string" office:string-value="2B2C" calcext:value-type="string">
            <text:p>2B2C</text:p>
          </table:table-cell>
          <table:table-cell table:formula="of:=BASE(RANDBETWEEN(0;16384);16)" office:value-type="string" office:string-value="1C86" calcext:value-type="string">
            <text:p>1C86</text:p>
          </table:table-cell>
          <table:table-cell table:formula="of:=BASE(RANDBETWEEN(0;16384);16)" office:value-type="string" office:string-value="23E4" calcext:value-type="string">
            <text:p>23E4</text:p>
          </table:table-cell>
          <table:table-cell table:formula="of:=BASE(RANDBETWEEN(0;16384);16)" office:value-type="string" office:string-value="1CC6" calcext:value-type="string">
            <text:p>1CC6</text:p>
          </table:table-cell>
          <table:table-cell table:formula="of:=BASE(RANDBETWEEN(0;16384);16)" office:value-type="string" office:string-value="CAC" calcext:value-type="string">
            <text:p>CAC</text:p>
          </table:table-cell>
        </table:table-row>
        <table:table-row table:style-name="ro1">
          <table:table-cell table:formula="of:=BASE(RANDBETWEEN(0;16384);16)" office:value-type="string" office:string-value="11B1" calcext:value-type="string">
            <text:p>11B1</text:p>
          </table:table-cell>
          <table:table-cell table:formula="of:=BASE(RANDBETWEEN(0;16384);16)" office:value-type="string" office:string-value="20E5" calcext:value-type="string">
            <text:p>20E5</text:p>
          </table:table-cell>
          <table:table-cell table:formula="of:=BASE(RANDBETWEEN(0;16384);16)" office:value-type="string" office:string-value="2E29" calcext:value-type="string">
            <text:p>2E29</text:p>
          </table:table-cell>
          <table:table-cell table:formula="of:=BASE(RANDBETWEEN(0;16384);16)" office:value-type="string" office:string-value="F7A" calcext:value-type="string">
            <text:p>F7A</text:p>
          </table:table-cell>
          <table:table-cell table:formula="of:=BASE(RANDBETWEEN(0;16384);16)" office:value-type="string" office:string-value="2176" calcext:value-type="string">
            <text:p>2176</text:p>
          </table:table-cell>
          <table:table-cell table:formula="of:=BASE(RANDBETWEEN(0;16384);16)" office:value-type="string" office:string-value="ED0" calcext:value-type="string">
            <text:p>ED0</text:p>
          </table:table-cell>
          <table:table-cell table:formula="of:=BASE(RANDBETWEEN(0;16384);16)" office:value-type="string" office:string-value="2257" calcext:value-type="string">
            <text:p>2257</text:p>
          </table:table-cell>
          <table:table-cell table:formula="of:=BASE(RANDBETWEEN(0;16384);16)" office:value-type="string" office:string-value="39B" calcext:value-type="string">
            <text:p>39B</text:p>
          </table:table-cell>
        </table:table-row>
        <table:table-row table:style-name="ro1">
          <table:table-cell table:formula="of:=BASE(RANDBETWEEN(0;16384);16)" office:value-type="string" office:string-value="1C9A" calcext:value-type="string">
            <text:p>1C9A</text:p>
          </table:table-cell>
          <table:table-cell table:formula="of:=BASE(RANDBETWEEN(0;16384);16)" office:value-type="string" office:string-value="D8A" calcext:value-type="string">
            <text:p>D8A</text:p>
          </table:table-cell>
          <table:table-cell table:formula="of:=BASE(RANDBETWEEN(0;16384);16)" office:value-type="string" office:string-value="2028" calcext:value-type="string">
            <text:p>2028</text:p>
          </table:table-cell>
          <table:table-cell table:formula="of:=BASE(RANDBETWEEN(0;16384);16)" office:value-type="string" office:string-value="A5D" calcext:value-type="string">
            <text:p>A5D</text:p>
          </table:table-cell>
          <table:table-cell table:formula="of:=BASE(RANDBETWEEN(0;16384);16)" office:value-type="string" office:string-value="17BA" calcext:value-type="string">
            <text:p>17BA</text:p>
          </table:table-cell>
          <table:table-cell table:formula="of:=BASE(RANDBETWEEN(0;16384);16)" office:value-type="string" office:string-value="2A1A" calcext:value-type="string">
            <text:p>2A1A</text:p>
          </table:table-cell>
          <table:table-cell table:formula="of:=BASE(RANDBETWEEN(0;16384);16)" office:value-type="string" office:string-value="2940" calcext:value-type="string">
            <text:p>2940</text:p>
          </table:table-cell>
          <table:table-cell table:formula="of:=BASE(RANDBETWEEN(0;16384);16)" office:value-type="string" office:string-value="30BF" calcext:value-type="string">
            <text:p>30BF</text:p>
          </table:table-cell>
        </table:table-row>
        <table:table-row table:style-name="ro1">
          <table:table-cell table:formula="of:=BASE(RANDBETWEEN(0;16384);16)" office:value-type="string" office:string-value="3DA8" calcext:value-type="string">
            <text:p>3DA8</text:p>
          </table:table-cell>
          <table:table-cell table:formula="of:=BASE(RANDBETWEEN(0;16384);16)" office:value-type="string" office:string-value="1582" calcext:value-type="string">
            <text:p>1582</text:p>
          </table:table-cell>
          <table:table-cell table:formula="of:=BASE(RANDBETWEEN(0;16384);16)" office:value-type="string" office:string-value="25C3" calcext:value-type="string">
            <text:p>25C3</text:p>
          </table:table-cell>
          <table:table-cell table:formula="of:=BASE(RANDBETWEEN(0;16384);16)" office:value-type="string" office:string-value="3217" calcext:value-type="string">
            <text:p>3217</text:p>
          </table:table-cell>
          <table:table-cell table:formula="of:=BASE(RANDBETWEEN(0;16384);16)" office:value-type="string" office:string-value="2D82" calcext:value-type="string">
            <text:p>2D82</text:p>
          </table:table-cell>
          <table:table-cell table:formula="of:=BASE(RANDBETWEEN(0;16384);16)" office:value-type="string" office:string-value="353D" calcext:value-type="string">
            <text:p>353D</text:p>
          </table:table-cell>
          <table:table-cell table:formula="of:=BASE(RANDBETWEEN(0;16384);16)" office:value-type="string" office:string-value="2FA" calcext:value-type="string">
            <text:p>2FA</text:p>
          </table:table-cell>
          <table:table-cell table:formula="of:=BASE(RANDBETWEEN(0;16384);16)" office:value-type="string" office:string-value="3AD9" calcext:value-type="string">
            <text:p>3AD9</text:p>
          </table:table-cell>
        </table:table-row>
        <table:table-row table:style-name="ro1">
          <table:table-cell table:formula="of:=BASE(RANDBETWEEN(0;16384);16)" office:value-type="string" office:string-value="256" calcext:value-type="string">
            <text:p>256</text:p>
          </table:table-cell>
          <table:table-cell table:formula="of:=BASE(RANDBETWEEN(0;16384);16)" office:value-type="string" office:string-value="3A39" calcext:value-type="string">
            <text:p>3A39</text:p>
          </table:table-cell>
          <table:table-cell table:formula="of:=BASE(RANDBETWEEN(0;16384);16)" office:value-type="string" office:string-value="BDE" calcext:value-type="string">
            <text:p>BDE</text:p>
          </table:table-cell>
          <table:table-cell table:formula="of:=BASE(RANDBETWEEN(0;16384);16)" office:value-type="string" office:string-value="98D" calcext:value-type="string">
            <text:p>98D</text:p>
          </table:table-cell>
          <table:table-cell table:formula="of:=BASE(RANDBETWEEN(0;16384);16)" office:value-type="string" office:string-value="10CF" calcext:value-type="string">
            <text:p>10CF</text:p>
          </table:table-cell>
          <table:table-cell table:formula="of:=BASE(RANDBETWEEN(0;16384);16)" office:value-type="string" office:string-value="1811" calcext:value-type="string">
            <text:p>1811</text:p>
          </table:table-cell>
          <table:table-cell table:formula="of:=BASE(RANDBETWEEN(0;16384);16)" office:value-type="string" office:string-value="3E78" calcext:value-type="string">
            <text:p>3E78</text:p>
          </table:table-cell>
          <table:table-cell table:formula="of:=BASE(RANDBETWEEN(0;16384);16)" office:value-type="string" office:string-value="3826" calcext:value-type="string">
            <text:p>3826</text:p>
          </table:table-cell>
        </table:table-row>
        <table:table-row table:style-name="ro1">
          <table:table-cell table:formula="of:=BASE(RANDBETWEEN(0;16384);16)" office:value-type="string" office:string-value="7EF" calcext:value-type="string">
            <text:p>7EF</text:p>
          </table:table-cell>
          <table:table-cell table:formula="of:=BASE(RANDBETWEEN(0;16384);16)" office:value-type="string" office:string-value="1DEA" calcext:value-type="string">
            <text:p>1DEA</text:p>
          </table:table-cell>
          <table:table-cell table:formula="of:=BASE(RANDBETWEEN(0;16384);16)" office:value-type="string" office:string-value="14D" calcext:value-type="string">
            <text:p>14D</text:p>
          </table:table-cell>
          <table:table-cell table:formula="of:=BASE(RANDBETWEEN(0;16384);16)" office:value-type="string" office:string-value="C27" calcext:value-type="string">
            <text:p>C27</text:p>
          </table:table-cell>
          <table:table-cell table:formula="of:=BASE(RANDBETWEEN(0;16384);16)" office:value-type="string" office:string-value="3F02" calcext:value-type="string">
            <text:p>3F02</text:p>
          </table:table-cell>
          <table:table-cell table:formula="of:=BASE(RANDBETWEEN(0;16384);16)" office:value-type="string" office:string-value="930" calcext:value-type="string">
            <text:p>930</text:p>
          </table:table-cell>
          <table:table-cell table:formula="of:=BASE(RANDBETWEEN(0;16384);16)" office:value-type="string" office:string-value="437" calcext:value-type="string">
            <text:p>437</text:p>
          </table:table-cell>
          <table:table-cell table:formula="of:=BASE(RANDBETWEEN(0;16384);16)" office:value-type="string" office:string-value="311E" calcext:value-type="string">
            <text:p>311E</text:p>
          </table:table-cell>
        </table:table-row>
        <table:table-row table:style-name="ro1">
          <table:table-cell table:formula="of:=BASE(RANDBETWEEN(0;16384);16)" office:value-type="string" office:string-value="3AA7" calcext:value-type="string">
            <text:p>3AA7</text:p>
          </table:table-cell>
          <table:table-cell table:formula="of:=BASE(RANDBETWEEN(0;16384);16)" office:value-type="string" office:string-value="261B" calcext:value-type="string">
            <text:p>261B</text:p>
          </table:table-cell>
          <table:table-cell table:formula="of:=BASE(RANDBETWEEN(0;16384);16)" office:value-type="string" office:string-value="264D" calcext:value-type="string">
            <text:p>264D</text:p>
          </table:table-cell>
          <table:table-cell table:formula="of:=BASE(RANDBETWEEN(0;16384);16)" office:value-type="string" office:string-value="E1" calcext:value-type="string">
            <text:p>E1</text:p>
          </table:table-cell>
          <table:table-cell table:formula="of:=BASE(RANDBETWEEN(0;16384);16)" office:value-type="string" office:string-value="1142" calcext:value-type="string">
            <text:p>1142</text:p>
          </table:table-cell>
          <table:table-cell table:formula="of:=BASE(RANDBETWEEN(0;16384);16)" office:value-type="string" office:string-value="3563" calcext:value-type="string">
            <text:p>3563</text:p>
          </table:table-cell>
          <table:table-cell table:formula="of:=BASE(RANDBETWEEN(0;16384);16)" office:value-type="string" office:string-value="367" calcext:value-type="string">
            <text:p>367</text:p>
          </table:table-cell>
          <table:table-cell table:formula="of:=BASE(RANDBETWEEN(0;16384);16)" office:value-type="string" office:string-value="D4B" calcext:value-type="string">
            <text:p>D4B</text:p>
          </table:table-cell>
        </table:table-row>
        <table:table-row table:style-name="ro1">
          <table:table-cell table:formula="of:=BASE(RANDBETWEEN(0;16384);16)" office:value-type="string" office:string-value="198E" calcext:value-type="string">
            <text:p>198E</text:p>
          </table:table-cell>
          <table:table-cell table:formula="of:=BASE(RANDBETWEEN(0;16384);16)" office:value-type="string" office:string-value="283F" calcext:value-type="string">
            <text:p>283F</text:p>
          </table:table-cell>
          <table:table-cell table:formula="of:=BASE(RANDBETWEEN(0;16384);16)" office:value-type="string" office:string-value="BAB" calcext:value-type="string">
            <text:p>BAB</text:p>
          </table:table-cell>
          <table:table-cell table:formula="of:=BASE(RANDBETWEEN(0;16384);16)" office:value-type="string" office:string-value="1057" calcext:value-type="string">
            <text:p>1057</text:p>
          </table:table-cell>
          <table:table-cell table:formula="of:=BASE(RANDBETWEEN(0;16384);16)" office:value-type="string" office:string-value="19D9" calcext:value-type="string">
            <text:p>19D9</text:p>
          </table:table-cell>
          <table:table-cell table:formula="of:=BASE(RANDBETWEEN(0;16384);16)" office:value-type="string" office:string-value="2758" calcext:value-type="string">
            <text:p>2758</text:p>
          </table:table-cell>
          <table:table-cell table:formula="of:=BASE(RANDBETWEEN(0;16384);16)" office:value-type="string" office:string-value="287D" calcext:value-type="string">
            <text:p>287D</text:p>
          </table:table-cell>
          <table:table-cell table:formula="of:=BASE(RANDBETWEEN(0;16384);16)" office:value-type="string" office:string-value="B78" calcext:value-type="string">
            <text:p>B78</text:p>
          </table:table-cell>
        </table:table-row>
        <table:table-row table:style-name="ro1">
          <table:table-cell table:formula="of:=BASE(RANDBETWEEN(0;16384);16)" office:value-type="string" office:string-value="38BF" calcext:value-type="string">
            <text:p>38BF</text:p>
          </table:table-cell>
          <table:table-cell table:formula="of:=BASE(RANDBETWEEN(0;16384);16)" office:value-type="string" office:string-value="114B" calcext:value-type="string">
            <text:p>114B</text:p>
          </table:table-cell>
          <table:table-cell table:formula="of:=BASE(RANDBETWEEN(0;16384);16)" office:value-type="string" office:string-value="2FC3" calcext:value-type="string">
            <text:p>2FC3</text:p>
          </table:table-cell>
          <table:table-cell table:formula="of:=BASE(RANDBETWEEN(0;16384);16)" office:value-type="string" office:string-value="C51" calcext:value-type="string">
            <text:p>C51</text:p>
          </table:table-cell>
          <table:table-cell table:formula="of:=BASE(RANDBETWEEN(0;16384);16)" office:value-type="string" office:string-value="2DEA" calcext:value-type="string">
            <text:p>2DEA</text:p>
          </table:table-cell>
          <table:table-cell table:formula="of:=BASE(RANDBETWEEN(0;16384);16)" office:value-type="string" office:string-value="23F4" calcext:value-type="string">
            <text:p>23F4</text:p>
          </table:table-cell>
          <table:table-cell table:formula="of:=BASE(RANDBETWEEN(0;16384);16)" office:value-type="string" office:string-value="C96" calcext:value-type="string">
            <text:p>C96</text:p>
          </table:table-cell>
          <table:table-cell table:formula="of:=BASE(RANDBETWEEN(0;16384);16)" office:value-type="string" office:string-value="199A" calcext:value-type="string">
            <text:p>199A</text:p>
          </table:table-cell>
        </table:table-row>
        <table:table-row table:style-name="ro1">
          <table:table-cell table:formula="of:=BASE(RANDBETWEEN(0;16384);16)" office:value-type="string" office:string-value="3CD9" calcext:value-type="string">
            <text:p>3CD9</text:p>
          </table:table-cell>
          <table:table-cell table:formula="of:=BASE(RANDBETWEEN(0;16384);16)" office:value-type="string" office:string-value="2738" calcext:value-type="string">
            <text:p>2738</text:p>
          </table:table-cell>
          <table:table-cell table:formula="of:=BASE(RANDBETWEEN(0;16384);16)" office:value-type="string" office:string-value="190B" calcext:value-type="string">
            <text:p>190B</text:p>
          </table:table-cell>
          <table:table-cell table:formula="of:=BASE(RANDBETWEEN(0;16384);16)" office:value-type="string" office:string-value="3438" calcext:value-type="string">
            <text:p>3438</text:p>
          </table:table-cell>
          <table:table-cell table:formula="of:=BASE(RANDBETWEEN(0;16384);16)" office:value-type="string" office:string-value="1DA2" calcext:value-type="string">
            <text:p>1DA2</text:p>
          </table:table-cell>
          <table:table-cell table:formula="of:=BASE(RANDBETWEEN(0;16384);16)" office:value-type="string" office:string-value="2AE3" calcext:value-type="string">
            <text:p>2AE3</text:p>
          </table:table-cell>
          <table:table-cell table:formula="of:=BASE(RANDBETWEEN(0;16384);16)" office:value-type="string" office:string-value="2AD4" calcext:value-type="string">
            <text:p>2AD4</text:p>
          </table:table-cell>
          <table:table-cell table:formula="of:=BASE(RANDBETWEEN(0;16384);16)" office:value-type="string" office:string-value="475" calcext:value-type="string">
            <text:p>475</text:p>
          </table:table-cell>
        </table:table-row>
        <table:table-row table:style-name="ro1">
          <table:table-cell table:formula="of:=BASE(RANDBETWEEN(0;16384);16)" office:value-type="string" office:string-value="2A41" calcext:value-type="string">
            <text:p>2A41</text:p>
          </table:table-cell>
          <table:table-cell table:formula="of:=BASE(RANDBETWEEN(0;16384);16)" office:value-type="string" office:string-value="184A" calcext:value-type="string">
            <text:p>184A</text:p>
          </table:table-cell>
          <table:table-cell table:formula="of:=BASE(RANDBETWEEN(0;16384);16)" office:value-type="string" office:string-value="155F" calcext:value-type="string">
            <text:p>155F</text:p>
          </table:table-cell>
          <table:table-cell table:formula="of:=BASE(RANDBETWEEN(0;16384);16)" office:value-type="string" office:string-value="301C" calcext:value-type="string">
            <text:p>301C</text:p>
          </table:table-cell>
          <table:table-cell table:formula="of:=BASE(RANDBETWEEN(0;16384);16)" office:value-type="string" office:string-value="A81" calcext:value-type="string">
            <text:p>A81</text:p>
          </table:table-cell>
          <table:table-cell table:formula="of:=BASE(RANDBETWEEN(0;16384);16)" office:value-type="string" office:string-value="886" calcext:value-type="string">
            <text:p>886</text:p>
          </table:table-cell>
          <table:table-cell table:formula="of:=BASE(RANDBETWEEN(0;16384);16)" office:value-type="string" office:string-value="27A6" calcext:value-type="string">
            <text:p>27A6</text:p>
          </table:table-cell>
          <table:table-cell table:formula="of:=BASE(RANDBETWEEN(0;16384);16)" office:value-type="string" office:string-value="3F0" calcext:value-type="string">
            <text:p>3F0</text:p>
          </table:table-cell>
        </table:table-row>
        <table:table-row table:style-name="ro1">
          <table:table-cell table:formula="of:=BASE(RANDBETWEEN(0;16384);16)" office:value-type="string" office:string-value="621" calcext:value-type="string">
            <text:p>621</text:p>
          </table:table-cell>
          <table:table-cell table:formula="of:=BASE(RANDBETWEEN(0;16384);16)" office:value-type="string" office:string-value="226A" calcext:value-type="string">
            <text:p>226A</text:p>
          </table:table-cell>
          <table:table-cell table:formula="of:=BASE(RANDBETWEEN(0;16384);16)" office:value-type="string" office:string-value="11B3" calcext:value-type="string">
            <text:p>11B3</text:p>
          </table:table-cell>
          <table:table-cell table:formula="of:=BASE(RANDBETWEEN(0;16384);16)" office:value-type="string" office:string-value="134C" calcext:value-type="string">
            <text:p>134C</text:p>
          </table:table-cell>
          <table:table-cell table:formula="of:=BASE(RANDBETWEEN(0;16384);16)" office:value-type="string" office:string-value="1E33" calcext:value-type="string">
            <text:p>1E33</text:p>
          </table:table-cell>
          <table:table-cell table:formula="of:=BASE(RANDBETWEEN(0;16384);16)" office:value-type="string" office:string-value="228C" calcext:value-type="string">
            <text:p>228C</text:p>
          </table:table-cell>
          <table:table-cell table:formula="of:=BASE(RANDBETWEEN(0;16384);16)" office:value-type="string" office:string-value="BE1" calcext:value-type="string">
            <text:p>BE1</text:p>
          </table:table-cell>
          <table:table-cell table:formula="of:=BASE(RANDBETWEEN(0;16384);16)" office:value-type="string" office:string-value="1481" calcext:value-type="string">
            <text:p>1481</text:p>
          </table:table-cell>
        </table:table-row>
        <table:table-row table:style-name="ro1">
          <table:table-cell table:formula="of:=BASE(RANDBETWEEN(0;16384);16)" office:value-type="string" office:string-value="1C7F" calcext:value-type="string">
            <text:p>1C7F</text:p>
          </table:table-cell>
          <table:table-cell table:formula="of:=BASE(RANDBETWEEN(0;16384);16)" office:value-type="string" office:string-value="34A7" calcext:value-type="string">
            <text:p>34A7</text:p>
          </table:table-cell>
          <table:table-cell table:formula="of:=BASE(RANDBETWEEN(0;16384);16)" office:value-type="string" office:string-value="330" calcext:value-type="string">
            <text:p>330</text:p>
          </table:table-cell>
          <table:table-cell table:formula="of:=BASE(RANDBETWEEN(0;16384);16)" office:value-type="string" office:string-value="2B58" calcext:value-type="string">
            <text:p>2B58</text:p>
          </table:table-cell>
          <table:table-cell table:formula="of:=BASE(RANDBETWEEN(0;16384);16)" office:value-type="string" office:string-value="3D55" calcext:value-type="string">
            <text:p>3D55</text:p>
          </table:table-cell>
          <table:table-cell table:formula="of:=BASE(RANDBETWEEN(0;16384);16)" office:value-type="string" office:string-value="422" calcext:value-type="string">
            <text:p>422</text:p>
          </table:table-cell>
          <table:table-cell table:formula="of:=BASE(RANDBETWEEN(0;16384);16)" office:value-type="string" office:string-value="766" calcext:value-type="string">
            <text:p>766</text:p>
          </table:table-cell>
          <table:table-cell table:formula="of:=BASE(RANDBETWEEN(0;16384);16)" office:value-type="string" office:string-value="2F2D" calcext:value-type="string">
            <text:p>2F2D</text:p>
          </table:table-cell>
        </table:table-row>
        <table:table-row table:style-name="ro1">
          <table:table-cell table:formula="of:=BASE(RANDBETWEEN(0;16384);16)" office:value-type="string" office:string-value="2978" calcext:value-type="string">
            <text:p>2978</text:p>
          </table:table-cell>
          <table:table-cell table:formula="of:=BASE(RANDBETWEEN(0;16384);16)" office:value-type="string" office:string-value="21BC" calcext:value-type="string">
            <text:p>21BC</text:p>
          </table:table-cell>
          <table:table-cell table:formula="of:=BASE(RANDBETWEEN(0;16384);16)" office:value-type="string" office:string-value="1459" calcext:value-type="string">
            <text:p>1459</text:p>
          </table:table-cell>
          <table:table-cell table:formula="of:=BASE(RANDBETWEEN(0;16384);16)" office:value-type="string" office:string-value="632" calcext:value-type="string">
            <text:p>632</text:p>
          </table:table-cell>
          <table:table-cell table:formula="of:=BASE(RANDBETWEEN(0;16384);16)" office:value-type="string" office:string-value="1DC8" calcext:value-type="string">
            <text:p>1DC8</text:p>
          </table:table-cell>
          <table:table-cell table:formula="of:=BASE(RANDBETWEEN(0;16384);16)" office:value-type="string" office:string-value="2FEF" calcext:value-type="string">
            <text:p>2FEF</text:p>
          </table:table-cell>
          <table:table-cell table:formula="of:=BASE(RANDBETWEEN(0;16384);16)" office:value-type="string" office:string-value="17AA" calcext:value-type="string">
            <text:p>17AA</text:p>
          </table:table-cell>
          <table:table-cell table:formula="of:=BASE(RANDBETWEEN(0;16384);16)" office:value-type="string" office:string-value="1A1C" calcext:value-type="string">
            <text:p>1A1C</text:p>
          </table:table-cell>
        </table:table-row>
        <table:table-row table:style-name="ro1">
          <table:table-cell table:formula="of:=BASE(RANDBETWEEN(0;16384);16)" office:value-type="string" office:string-value="2F9" calcext:value-type="string">
            <text:p>2F9</text:p>
          </table:table-cell>
          <table:table-cell table:formula="of:=BASE(RANDBETWEEN(0;16384);16)" office:value-type="string" office:string-value="DEB" calcext:value-type="string">
            <text:p>DEB</text:p>
          </table:table-cell>
          <table:table-cell table:formula="of:=BASE(RANDBETWEEN(0;16384);16)" office:value-type="string" office:string-value="10E0" calcext:value-type="string">
            <text:p>10E0</text:p>
          </table:table-cell>
          <table:table-cell table:formula="of:=BASE(RANDBETWEEN(0;16384);16)" office:value-type="string" office:string-value="4BE" calcext:value-type="string">
            <text:p>4BE</text:p>
          </table:table-cell>
          <table:table-cell table:formula="of:=BASE(RANDBETWEEN(0;16384);16)" office:value-type="string" office:string-value="27F5" calcext:value-type="string">
            <text:p>27F5</text:p>
          </table:table-cell>
          <table:table-cell table:formula="of:=BASE(RANDBETWEEN(0;16384);16)" office:value-type="string" office:string-value="3F6F" calcext:value-type="string">
            <text:p>3F6F</text:p>
          </table:table-cell>
          <table:table-cell table:formula="of:=BASE(RANDBETWEEN(0;16384);16)" office:value-type="string" office:string-value="E8D" calcext:value-type="string">
            <text:p>E8D</text:p>
          </table:table-cell>
          <table:table-cell table:formula="of:=BASE(RANDBETWEEN(0;16384);16)" office:value-type="string" office:string-value="2E0A" calcext:value-type="string">
            <text:p>2E0A</text:p>
          </table:table-cell>
        </table:table-row>
        <table:table-row table:style-name="ro1">
          <table:table-cell table:formula="of:=BASE(RANDBETWEEN(0;16384);16)" office:value-type="string" office:string-value="26AA" calcext:value-type="string">
            <text:p>26AA</text:p>
          </table:table-cell>
          <table:table-cell table:formula="of:=BASE(RANDBETWEEN(0;16384);16)" office:value-type="string" office:string-value="1D17" calcext:value-type="string">
            <text:p>1D17</text:p>
          </table:table-cell>
          <table:table-cell table:formula="of:=BASE(RANDBETWEEN(0;16384);16)" office:value-type="string" office:string-value="33A3" calcext:value-type="string">
            <text:p>33A3</text:p>
          </table:table-cell>
          <table:table-cell table:formula="of:=BASE(RANDBETWEEN(0;16384);16)" office:value-type="string" office:string-value="3F0C" calcext:value-type="string">
            <text:p>3F0C</text:p>
          </table:table-cell>
          <table:table-cell table:formula="of:=BASE(RANDBETWEEN(0;16384);16)" office:value-type="string" office:string-value="3AC4" calcext:value-type="string">
            <text:p>3AC4</text:p>
          </table:table-cell>
          <table:table-cell table:formula="of:=BASE(RANDBETWEEN(0;16384);16)" office:value-type="string" office:string-value="509" calcext:value-type="string">
            <text:p>509</text:p>
          </table:table-cell>
          <table:table-cell table:formula="of:=BASE(RANDBETWEEN(0;16384);16)" office:value-type="string" office:string-value="179A" calcext:value-type="string">
            <text:p>179A</text:p>
          </table:table-cell>
          <table:table-cell table:formula="of:=BASE(RANDBETWEEN(0;16384);16)" office:value-type="string" office:string-value="200E" calcext:value-type="string">
            <text:p>200E</text:p>
          </table:table-cell>
        </table:table-row>
        <table:table-row table:style-name="ro1">
          <table:table-cell table:formula="of:=BASE(RANDBETWEEN(0;16384);16)" office:value-type="string" office:string-value="2980" calcext:value-type="string">
            <text:p>2980</text:p>
          </table:table-cell>
          <table:table-cell table:formula="of:=BASE(RANDBETWEEN(0;16384);16)" office:value-type="string" office:string-value="3228" calcext:value-type="string">
            <text:p>3228</text:p>
          </table:table-cell>
          <table:table-cell table:formula="of:=BASE(RANDBETWEEN(0;16384);16)" office:value-type="string" office:string-value="145D" calcext:value-type="string">
            <text:p>145D</text:p>
          </table:table-cell>
          <table:table-cell table:formula="of:=BASE(RANDBETWEEN(0;16384);16)" office:value-type="string" office:string-value="39FB" calcext:value-type="string">
            <text:p>39FB</text:p>
          </table:table-cell>
          <table:table-cell table:formula="of:=BASE(RANDBETWEEN(0;16384);16)" office:value-type="string" office:string-value="1D77" calcext:value-type="string">
            <text:p>1D77</text:p>
          </table:table-cell>
          <table:table-cell table:formula="of:=BASE(RANDBETWEEN(0;16384);16)" office:value-type="string" office:string-value="1113" calcext:value-type="string">
            <text:p>1113</text:p>
          </table:table-cell>
          <table:table-cell table:formula="of:=BASE(RANDBETWEEN(0;16384);16)" office:value-type="string" office:string-value="398E" calcext:value-type="string">
            <text:p>398E</text:p>
          </table:table-cell>
          <table:table-cell table:formula="of:=BASE(RANDBETWEEN(0;16384);16)" office:value-type="string" office:string-value="39F8" calcext:value-type="string">
            <text:p>39F8</text:p>
          </table:table-cell>
        </table:table-row>
        <table:table-row table:style-name="ro1">
          <table:table-cell table:formula="of:=BASE(RANDBETWEEN(0;16384);16)" office:value-type="string" office:string-value="100C" calcext:value-type="string">
            <text:p>100C</text:p>
          </table:table-cell>
          <table:table-cell table:formula="of:=BASE(RANDBETWEEN(0;16384);16)" office:value-type="string" office:string-value="10F6" calcext:value-type="string">
            <text:p>10F6</text:p>
          </table:table-cell>
          <table:table-cell table:formula="of:=BASE(RANDBETWEEN(0;16384);16)" office:value-type="string" office:string-value="A8E" calcext:value-type="string">
            <text:p>A8E</text:p>
          </table:table-cell>
          <table:table-cell table:formula="of:=BASE(RANDBETWEEN(0;16384);16)" office:value-type="string" office:string-value="195A" calcext:value-type="string">
            <text:p>195A</text:p>
          </table:table-cell>
          <table:table-cell table:formula="of:=BASE(RANDBETWEEN(0;16384);16)" office:value-type="string" office:string-value="32E4" calcext:value-type="string">
            <text:p>32E4</text:p>
          </table:table-cell>
          <table:table-cell table:formula="of:=BASE(RANDBETWEEN(0;16384);16)" office:value-type="string" office:string-value="430" calcext:value-type="string">
            <text:p>430</text:p>
          </table:table-cell>
          <table:table-cell table:formula="of:=BASE(RANDBETWEEN(0;16384);16)" office:value-type="string" office:string-value="17BB" calcext:value-type="string">
            <text:p>17BB</text:p>
          </table:table-cell>
          <table:table-cell table:formula="of:=BASE(RANDBETWEEN(0;16384);16)" office:value-type="string" office:string-value="2234" calcext:value-type="string">
            <text:p>2234</text:p>
          </table:table-cell>
        </table:table-row>
        <table:table-row table:style-name="ro1">
          <table:table-cell table:formula="of:=BASE(RANDBETWEEN(0;16384);16)" office:value-type="string" office:string-value="3972" calcext:value-type="string">
            <text:p>3972</text:p>
          </table:table-cell>
          <table:table-cell table:formula="of:=BASE(RANDBETWEEN(0;16384);16)" office:value-type="string" office:string-value="12BA" calcext:value-type="string">
            <text:p>12BA</text:p>
          </table:table-cell>
          <table:table-cell table:formula="of:=BASE(RANDBETWEEN(0;16384);16)" office:value-type="string" office:string-value="274F" calcext:value-type="string">
            <text:p>274F</text:p>
          </table:table-cell>
          <table:table-cell table:formula="of:=BASE(RANDBETWEEN(0;16384);16)" office:value-type="string" office:string-value="3FD3" calcext:value-type="string">
            <text:p>3FD3</text:p>
          </table:table-cell>
          <table:table-cell table:formula="of:=BASE(RANDBETWEEN(0;16384);16)" office:value-type="string" office:string-value="10C6" calcext:value-type="string">
            <text:p>10C6</text:p>
          </table:table-cell>
          <table:table-cell table:formula="of:=BASE(RANDBETWEEN(0;16384);16)" office:value-type="string" office:string-value="190D" calcext:value-type="string">
            <text:p>190D</text:p>
          </table:table-cell>
          <table:table-cell table:formula="of:=BASE(RANDBETWEEN(0;16384);16)" office:value-type="string" office:string-value="2B61" calcext:value-type="string">
            <text:p>2B61</text:p>
          </table:table-cell>
          <table:table-cell table:formula="of:=BASE(RANDBETWEEN(0;16384);16)" office:value-type="string" office:string-value="6CC" calcext:value-type="string">
            <text:p>6CC</text:p>
          </table:table-cell>
        </table:table-row>
        <table:table-row table:style-name="ro1">
          <table:table-cell table:formula="of:=BASE(RANDBETWEEN(0;16384);16)" office:value-type="string" office:string-value="1355" calcext:value-type="string">
            <text:p>1355</text:p>
          </table:table-cell>
          <table:table-cell table:formula="of:=BASE(RANDBETWEEN(0;16384);16)" office:value-type="string" office:string-value="11F6" calcext:value-type="string">
            <text:p>11F6</text:p>
          </table:table-cell>
          <table:table-cell table:formula="of:=BASE(RANDBETWEEN(0;16384);16)" office:value-type="string" office:string-value="3BDC" calcext:value-type="string">
            <text:p>3BDC</text:p>
          </table:table-cell>
          <table:table-cell table:formula="of:=BASE(RANDBETWEEN(0;16384);16)" office:value-type="string" office:string-value="336F" calcext:value-type="string">
            <text:p>336F</text:p>
          </table:table-cell>
          <table:table-cell table:formula="of:=BASE(RANDBETWEEN(0;16384);16)" office:value-type="string" office:string-value="654" calcext:value-type="string">
            <text:p>654</text:p>
          </table:table-cell>
          <table:table-cell table:formula="of:=BASE(RANDBETWEEN(0;16384);16)" office:value-type="string" office:string-value="2B8B" calcext:value-type="string">
            <text:p>2B8B</text:p>
          </table:table-cell>
          <table:table-cell table:formula="of:=BASE(RANDBETWEEN(0;16384);16)" office:value-type="string" office:string-value="2D6D" calcext:value-type="string">
            <text:p>2D6D</text:p>
          </table:table-cell>
          <table:table-cell table:formula="of:=BASE(RANDBETWEEN(0;16384);16)" office:value-type="string" office:string-value="1B57" calcext:value-type="string">
            <text:p>1B57</text:p>
          </table:table-cell>
        </table:table-row>
        <table:table-row table:style-name="ro1">
          <table:table-cell table:formula="of:=BASE(RANDBETWEEN(0;16384);16)" office:value-type="string" office:string-value="351C" calcext:value-type="string">
            <text:p>351C</text:p>
          </table:table-cell>
          <table:table-cell table:formula="of:=BASE(RANDBETWEEN(0;16384);16)" office:value-type="string" office:string-value="3134" calcext:value-type="string">
            <text:p>3134</text:p>
          </table:table-cell>
          <table:table-cell table:formula="of:=BASE(RANDBETWEEN(0;16384);16)" office:value-type="string" office:string-value="288B" calcext:value-type="string">
            <text:p>288B</text:p>
          </table:table-cell>
          <table:table-cell table:formula="of:=BASE(RANDBETWEEN(0;16384);16)" office:value-type="string" office:string-value="1977" calcext:value-type="string">
            <text:p>1977</text:p>
          </table:table-cell>
          <table:table-cell table:formula="of:=BASE(RANDBETWEEN(0;16384);16)" office:value-type="string" office:string-value="2B08" calcext:value-type="string">
            <text:p>2B08</text:p>
          </table:table-cell>
          <table:table-cell table:formula="of:=BASE(RANDBETWEEN(0;16384);16)" office:value-type="string" office:string-value="1F5B" calcext:value-type="string">
            <text:p>1F5B</text:p>
          </table:table-cell>
          <table:table-cell table:formula="of:=BASE(RANDBETWEEN(0;16384);16)" office:value-type="string" office:string-value="15EA" calcext:value-type="string">
            <text:p>15EA</text:p>
          </table:table-cell>
          <table:table-cell table:formula="of:=BASE(RANDBETWEEN(0;16384);16)" office:value-type="string" office:string-value="39FB" calcext:value-type="string">
            <text:p>39FB</text:p>
          </table:table-cell>
        </table:table-row>
        <table:table-row table:style-name="ro1">
          <table:table-cell table:formula="of:=BASE(RANDBETWEEN(0;16384);16)" office:value-type="string" office:string-value="205" calcext:value-type="string">
            <text:p>205</text:p>
          </table:table-cell>
          <table:table-cell table:formula="of:=BASE(RANDBETWEEN(0;16384);16)" office:value-type="string" office:string-value="2B63" calcext:value-type="string">
            <text:p>2B63</text:p>
          </table:table-cell>
          <table:table-cell table:formula="of:=BASE(RANDBETWEEN(0;16384);16)" office:value-type="string" office:string-value="82A" calcext:value-type="string">
            <text:p>82A</text:p>
          </table:table-cell>
          <table:table-cell table:formula="of:=BASE(RANDBETWEEN(0;16384);16)" office:value-type="string" office:string-value="1DE4" calcext:value-type="string">
            <text:p>1DE4</text:p>
          </table:table-cell>
          <table:table-cell table:formula="of:=BASE(RANDBETWEEN(0;16384);16)" office:value-type="string" office:string-value="1D3" calcext:value-type="string">
            <text:p>1D3</text:p>
          </table:table-cell>
          <table:table-cell table:formula="of:=BASE(RANDBETWEEN(0;16384);16)" office:value-type="string" office:string-value="2D98" calcext:value-type="string">
            <text:p>2D98</text:p>
          </table:table-cell>
          <table:table-cell table:formula="of:=BASE(RANDBETWEEN(0;16384);16)" office:value-type="string" office:string-value="3C58" calcext:value-type="string">
            <text:p>3C58</text:p>
          </table:table-cell>
          <table:table-cell table:formula="of:=BASE(RANDBETWEEN(0;16384);16)" office:value-type="string" office:string-value="1745" calcext:value-type="string">
            <text:p>1745</text:p>
          </table:table-cell>
        </table:table-row>
        <table:table-row table:style-name="ro1">
          <table:table-cell table:formula="of:=BASE(RANDBETWEEN(0;16384);16)" office:value-type="string" office:string-value="3476" calcext:value-type="string">
            <text:p>3476</text:p>
          </table:table-cell>
          <table:table-cell table:formula="of:=BASE(RANDBETWEEN(0;16384);16)" office:value-type="string" office:string-value="1A17" calcext:value-type="string">
            <text:p>1A17</text:p>
          </table:table-cell>
          <table:table-cell table:formula="of:=BASE(RANDBETWEEN(0;16384);16)" office:value-type="string" office:string-value="116D" calcext:value-type="string">
            <text:p>116D</text:p>
          </table:table-cell>
          <table:table-cell table:formula="of:=BASE(RANDBETWEEN(0;16384);16)" office:value-type="string" office:string-value="950" calcext:value-type="string">
            <text:p>950</text:p>
          </table:table-cell>
          <table:table-cell table:formula="of:=BASE(RANDBETWEEN(0;16384);16)" office:value-type="string" office:string-value="3CED" calcext:value-type="string">
            <text:p>3CED</text:p>
          </table:table-cell>
          <table:table-cell table:formula="of:=BASE(RANDBETWEEN(0;16384);16)" office:value-type="string" office:string-value="2AC7" calcext:value-type="string">
            <text:p>2AC7</text:p>
          </table:table-cell>
          <table:table-cell table:formula="of:=BASE(RANDBETWEEN(0;16384);16)" office:value-type="string" office:string-value="1EAE" calcext:value-type="string">
            <text:p>1EAE</text:p>
          </table:table-cell>
          <table:table-cell table:formula="of:=BASE(RANDBETWEEN(0;16384);16)" office:value-type="string" office:string-value="13E8" calcext:value-type="string">
            <text:p>13E8</text:p>
          </table:table-cell>
        </table:table-row>
        <table:table-row table:style-name="ro1">
          <table:table-cell table:formula="of:=BASE(RANDBETWEEN(0;16384);16)" office:value-type="string" office:string-value="25E7" calcext:value-type="string">
            <text:p>25E7</text:p>
          </table:table-cell>
          <table:table-cell table:formula="of:=BASE(RANDBETWEEN(0;16384);16)" office:value-type="string" office:string-value="3310" calcext:value-type="string">
            <text:p>3310</text:p>
          </table:table-cell>
          <table:table-cell table:formula="of:=BASE(RANDBETWEEN(0;16384);16)" office:value-type="string" office:string-value="794" calcext:value-type="string">
            <text:p>794</text:p>
          </table:table-cell>
          <table:table-cell table:formula="of:=BASE(RANDBETWEEN(0;16384);16)" office:value-type="string" office:string-value="1978" calcext:value-type="string">
            <text:p>1978</text:p>
          </table:table-cell>
          <table:table-cell table:formula="of:=BASE(RANDBETWEEN(0;16384);16)" office:value-type="string" office:string-value="151D" calcext:value-type="string">
            <text:p>151D</text:p>
          </table:table-cell>
          <table:table-cell table:formula="of:=BASE(RANDBETWEEN(0;16384);16)" office:value-type="string" office:string-value="D5C" calcext:value-type="string">
            <text:p>D5C</text:p>
          </table:table-cell>
          <table:table-cell table:formula="of:=BASE(RANDBETWEEN(0;16384);16)" office:value-type="string" office:string-value="108D" calcext:value-type="string">
            <text:p>108D</text:p>
          </table:table-cell>
          <table:table-cell table:formula="of:=BASE(RANDBETWEEN(0;16384);16)" office:value-type="string" office:string-value="35AD" calcext:value-type="string">
            <text:p>35AD</text:p>
          </table:table-cell>
        </table:table-row>
        <table:table-row table:style-name="ro1">
          <table:table-cell table:formula="of:=BASE(RANDBETWEEN(0;16384);16)" office:value-type="string" office:string-value="EC4" calcext:value-type="string">
            <text:p>EC4</text:p>
          </table:table-cell>
          <table:table-cell table:formula="of:=BASE(RANDBETWEEN(0;16384);16)" office:value-type="string" office:string-value="3FA1" calcext:value-type="string">
            <text:p>3FA1</text:p>
          </table:table-cell>
          <table:table-cell table:formula="of:=BASE(RANDBETWEEN(0;16384);16)" office:value-type="string" office:string-value="38" calcext:value-type="string">
            <text:p>38</text:p>
          </table:table-cell>
          <table:table-cell table:formula="of:=BASE(RANDBETWEEN(0;16384);16)" office:value-type="string" office:string-value="176C" calcext:value-type="string">
            <text:p>176C</text:p>
          </table:table-cell>
          <table:table-cell table:formula="of:=BASE(RANDBETWEEN(0;16384);16)" office:value-type="string" office:string-value="141E" calcext:value-type="string">
            <text:p>141E</text:p>
          </table:table-cell>
          <table:table-cell table:formula="of:=BASE(RANDBETWEEN(0;16384);16)" office:value-type="string" office:string-value="BF6" calcext:value-type="string">
            <text:p>BF6</text:p>
          </table:table-cell>
          <table:table-cell table:formula="of:=BASE(RANDBETWEEN(0;16384);16)" office:value-type="string" office:string-value="39E1" calcext:value-type="string">
            <text:p>39E1</text:p>
          </table:table-cell>
          <table:table-cell table:formula="of:=BASE(RANDBETWEEN(0;16384);16)" office:value-type="string" office:string-value="2729" calcext:value-type="string">
            <text:p>2729</text:p>
          </table:table-cell>
        </table:table-row>
        <table:table-row table:style-name="ro1">
          <table:table-cell table:formula="of:=BASE(RANDBETWEEN(0;16384);16)" office:value-type="string" office:string-value="64C" calcext:value-type="string">
            <text:p>64C</text:p>
          </table:table-cell>
          <table:table-cell table:formula="of:=BASE(RANDBETWEEN(0;16384);16)" office:value-type="string" office:string-value="7EB" calcext:value-type="string">
            <text:p>7EB</text:p>
          </table:table-cell>
          <table:table-cell table:formula="of:=BASE(RANDBETWEEN(0;16384);16)" office:value-type="string" office:string-value="C41" calcext:value-type="string">
            <text:p>C41</text:p>
          </table:table-cell>
          <table:table-cell table:formula="of:=BASE(RANDBETWEEN(0;16384);16)" office:value-type="string" office:string-value="3D9" calcext:value-type="string">
            <text:p>3D9</text:p>
          </table:table-cell>
          <table:table-cell table:formula="of:=BASE(RANDBETWEEN(0;16384);16)" office:value-type="string" office:string-value="2567" calcext:value-type="string">
            <text:p>2567</text:p>
          </table:table-cell>
          <table:table-cell table:formula="of:=BASE(RANDBETWEEN(0;16384);16)" office:value-type="string" office:string-value="21F" calcext:value-type="string">
            <text:p>21F</text:p>
          </table:table-cell>
          <table:table-cell table:formula="of:=BASE(RANDBETWEEN(0;16384);16)" office:value-type="string" office:string-value="30A2" calcext:value-type="string">
            <text:p>30A2</text:p>
          </table:table-cell>
          <table:table-cell table:formula="of:=BASE(RANDBETWEEN(0;16384);16)" office:value-type="string" office:string-value="356D" calcext:value-type="string">
            <text:p>356D</text:p>
          </table:table-cell>
        </table:table-row>
        <table:table-row table:style-name="ro1">
          <table:table-cell table:formula="of:=BASE(RANDBETWEEN(0;16384);16)" office:value-type="string" office:string-value="1EF9" calcext:value-type="string">
            <text:p>1EF9</text:p>
          </table:table-cell>
          <table:table-cell table:formula="of:=BASE(RANDBETWEEN(0;16384);16)" office:value-type="string" office:string-value="2C51" calcext:value-type="string">
            <text:p>2C51</text:p>
          </table:table-cell>
          <table:table-cell table:formula="of:=BASE(RANDBETWEEN(0;16384);16)" office:value-type="string" office:string-value="34AC" calcext:value-type="string">
            <text:p>34AC</text:p>
          </table:table-cell>
          <table:table-cell table:formula="of:=BASE(RANDBETWEEN(0;16384);16)" office:value-type="string" office:string-value="237" calcext:value-type="string">
            <text:p>237</text:p>
          </table:table-cell>
          <table:table-cell table:formula="of:=BASE(RANDBETWEEN(0;16384);16)" office:value-type="string" office:string-value="432" calcext:value-type="string">
            <text:p>432</text:p>
          </table:table-cell>
          <table:table-cell table:formula="of:=BASE(RANDBETWEEN(0;16384);16)" office:value-type="string" office:string-value="2444" calcext:value-type="string">
            <text:p>2444</text:p>
          </table:table-cell>
          <table:table-cell table:formula="of:=BASE(RANDBETWEEN(0;16384);16)" office:value-type="string" office:string-value="35D0" calcext:value-type="string">
            <text:p>35D0</text:p>
          </table:table-cell>
          <table:table-cell table:formula="of:=BASE(RANDBETWEEN(0;16384);16)" office:value-type="string" office:string-value="FF9" calcext:value-type="string">
            <text:p>FF9</text:p>
          </table:table-cell>
        </table:table-row>
        <table:table-row table:style-name="ro1">
          <table:table-cell table:formula="of:=BASE(RANDBETWEEN(0;16384);16)" office:value-type="string" office:string-value="1C5A" calcext:value-type="string">
            <text:p>1C5A</text:p>
          </table:table-cell>
          <table:table-cell table:formula="of:=BASE(RANDBETWEEN(0;16384);16)" office:value-type="string" office:string-value="3AC5" calcext:value-type="string">
            <text:p>3AC5</text:p>
          </table:table-cell>
          <table:table-cell table:formula="of:=BASE(RANDBETWEEN(0;16384);16)" office:value-type="string" office:string-value="3B30" calcext:value-type="string">
            <text:p>3B30</text:p>
          </table:table-cell>
          <table:table-cell table:formula="of:=BASE(RANDBETWEEN(0;16384);16)" office:value-type="string" office:string-value="C3D" calcext:value-type="string">
            <text:p>C3D</text:p>
          </table:table-cell>
          <table:table-cell table:formula="of:=BASE(RANDBETWEEN(0;16384);16)" office:value-type="string" office:string-value="1C34" calcext:value-type="string">
            <text:p>1C34</text:p>
          </table:table-cell>
          <table:table-cell table:formula="of:=BASE(RANDBETWEEN(0;16384);16)" office:value-type="string" office:string-value="200D" calcext:value-type="string">
            <text:p>200D</text:p>
          </table:table-cell>
          <table:table-cell table:formula="of:=BASE(RANDBETWEEN(0;16384);16)" office:value-type="string" office:string-value="2935" calcext:value-type="string">
            <text:p>2935</text:p>
          </table:table-cell>
          <table:table-cell table:formula="of:=BASE(RANDBETWEEN(0;16384);16)" office:value-type="string" office:string-value="3914" calcext:value-type="string">
            <text:p>3914</text:p>
          </table:table-cell>
        </table:table-row>
        <table:table-row table:style-name="ro1">
          <table:table-cell table:formula="of:=BASE(RANDBETWEEN(0;16384);16)" office:value-type="string" office:string-value="1829" calcext:value-type="string">
            <text:p>1829</text:p>
          </table:table-cell>
          <table:table-cell table:formula="of:=BASE(RANDBETWEEN(0;16384);16)" office:value-type="string" office:string-value="36E5" calcext:value-type="string">
            <text:p>36E5</text:p>
          </table:table-cell>
          <table:table-cell table:formula="of:=BASE(RANDBETWEEN(0;16384);16)" office:value-type="string" office:string-value="669" calcext:value-type="string">
            <text:p>669</text:p>
          </table:table-cell>
          <table:table-cell table:formula="of:=BASE(RANDBETWEEN(0;16384);16)" office:value-type="string" office:string-value="151" calcext:value-type="string">
            <text:p>151</text:p>
          </table:table-cell>
          <table:table-cell table:formula="of:=BASE(RANDBETWEEN(0;16384);16)" office:value-type="string" office:string-value="66" calcext:value-type="string">
            <text:p>66</text:p>
          </table:table-cell>
          <table:table-cell table:formula="of:=BASE(RANDBETWEEN(0;16384);16)" office:value-type="string" office:string-value="191A" calcext:value-type="string">
            <text:p>191A</text:p>
          </table:table-cell>
          <table:table-cell table:formula="of:=BASE(RANDBETWEEN(0;16384);16)" office:value-type="string" office:string-value="3D3B" calcext:value-type="string">
            <text:p>3D3B</text:p>
          </table:table-cell>
          <table:table-cell table:formula="of:=BASE(RANDBETWEEN(0;16384);16)" office:value-type="string" office:string-value="1F0" calcext:value-type="string">
            <text:p>1F0</text:p>
          </table:table-cell>
        </table:table-row>
        <table:table-row table:style-name="ro1">
          <table:table-cell table:formula="of:=BASE(RANDBETWEEN(0;16384);16)" office:value-type="string" office:string-value="26FD" calcext:value-type="string">
            <text:p>26FD</text:p>
          </table:table-cell>
          <table:table-cell table:formula="of:=BASE(RANDBETWEEN(0;16384);16)" office:value-type="string" office:string-value="11B3" calcext:value-type="string">
            <text:p>11B3</text:p>
          </table:table-cell>
          <table:table-cell table:formula="of:=BASE(RANDBETWEEN(0;16384);16)" office:value-type="string" office:string-value="B9F" calcext:value-type="string">
            <text:p>B9F</text:p>
          </table:table-cell>
          <table:table-cell table:formula="of:=BASE(RANDBETWEEN(0;16384);16)" office:value-type="string" office:string-value="6E1" calcext:value-type="string">
            <text:p>6E1</text:p>
          </table:table-cell>
          <table:table-cell table:formula="of:=BASE(RANDBETWEEN(0;16384);16)" office:value-type="string" office:string-value="1480" calcext:value-type="string">
            <text:p>1480</text:p>
          </table:table-cell>
          <table:table-cell table:formula="of:=BASE(RANDBETWEEN(0;16384);16)" office:value-type="string" office:string-value="2069" calcext:value-type="string">
            <text:p>2069</text:p>
          </table:table-cell>
          <table:table-cell table:formula="of:=BASE(RANDBETWEEN(0;16384);16)" office:value-type="string" office:string-value="3093" calcext:value-type="string">
            <text:p>3093</text:p>
          </table:table-cell>
          <table:table-cell table:formula="of:=BASE(RANDBETWEEN(0;16384);16)" office:value-type="string" office:string-value="1825" calcext:value-type="string">
            <text:p>1825</text:p>
          </table:table-cell>
        </table:table-row>
        <table:table-row table:style-name="ro1">
          <table:table-cell table:formula="of:=BASE(RANDBETWEEN(0;16384);16)" office:value-type="string" office:string-value="179C" calcext:value-type="string">
            <text:p>179C</text:p>
          </table:table-cell>
          <table:table-cell table:formula="of:=BASE(RANDBETWEEN(0;16384);16)" office:value-type="string" office:string-value="1CA7" calcext:value-type="string">
            <text:p>1CA7</text:p>
          </table:table-cell>
          <table:table-cell table:formula="of:=BASE(RANDBETWEEN(0;16384);16)" office:value-type="string" office:string-value="365A" calcext:value-type="string">
            <text:p>365A</text:p>
          </table:table-cell>
          <table:table-cell table:formula="of:=BASE(RANDBETWEEN(0;16384);16)" office:value-type="string" office:string-value="1509" calcext:value-type="string">
            <text:p>1509</text:p>
          </table:table-cell>
          <table:table-cell table:formula="of:=BASE(RANDBETWEEN(0;16384);16)" office:value-type="string" office:string-value="E01" calcext:value-type="string">
            <text:p>E01</text:p>
          </table:table-cell>
          <table:table-cell table:formula="of:=BASE(RANDBETWEEN(0;16384);16)" office:value-type="string" office:string-value="1080" calcext:value-type="string">
            <text:p>1080</text:p>
          </table:table-cell>
          <table:table-cell table:formula="of:=BASE(RANDBETWEEN(0;16384);16)" office:value-type="string" office:string-value="392A" calcext:value-type="string">
            <text:p>392A</text:p>
          </table:table-cell>
          <table:table-cell table:formula="of:=BASE(RANDBETWEEN(0;16384);16)" office:value-type="string" office:string-value="1FFD" calcext:value-type="string">
            <text:p>1FFD</text:p>
          </table:table-cell>
        </table:table-row>
        <table:table-row table:style-name="ro1">
          <table:table-cell table:formula="of:=BASE(RANDBETWEEN(0;16384);16)" office:value-type="string" office:string-value="CF7" calcext:value-type="string">
            <text:p>CF7</text:p>
          </table:table-cell>
          <table:table-cell table:formula="of:=BASE(RANDBETWEEN(0;16384);16)" office:value-type="string" office:string-value="1E7D" calcext:value-type="string">
            <text:p>1E7D</text:p>
          </table:table-cell>
          <table:table-cell table:formula="of:=BASE(RANDBETWEEN(0;16384);16)" office:value-type="string" office:string-value="FE9" calcext:value-type="string">
            <text:p>FE9</text:p>
          </table:table-cell>
          <table:table-cell table:formula="of:=BASE(RANDBETWEEN(0;16384);16)" office:value-type="string" office:string-value="DD9" calcext:value-type="string">
            <text:p>DD9</text:p>
          </table:table-cell>
          <table:table-cell table:formula="of:=BASE(RANDBETWEEN(0;16384);16)" office:value-type="string" office:string-value="15BE" calcext:value-type="string">
            <text:p>15BE</text:p>
          </table:table-cell>
          <table:table-cell table:formula="of:=BASE(RANDBETWEEN(0;16384);16)" office:value-type="string" office:string-value="15D2" calcext:value-type="string">
            <text:p>15D2</text:p>
          </table:table-cell>
          <table:table-cell table:formula="of:=BASE(RANDBETWEEN(0;16384);16)" office:value-type="string" office:string-value="3474" calcext:value-type="string">
            <text:p>3474</text:p>
          </table:table-cell>
          <table:table-cell table:formula="of:=BASE(RANDBETWEEN(0;16384);16)" office:value-type="string" office:string-value="1191" calcext:value-type="string">
            <text:p>1191</text:p>
          </table:table-cell>
        </table:table-row>
        <table:table-row table:style-name="ro1">
          <table:table-cell table:formula="of:=BASE(RANDBETWEEN(0;16384);16)" office:value-type="string" office:string-value="33A5" calcext:value-type="string">
            <text:p>33A5</text:p>
          </table:table-cell>
          <table:table-cell table:formula="of:=BASE(RANDBETWEEN(0;16384);16)" office:value-type="string" office:string-value="4F7" calcext:value-type="string">
            <text:p>4F7</text:p>
          </table:table-cell>
          <table:table-cell table:formula="of:=BASE(RANDBETWEEN(0;16384);16)" office:value-type="string" office:string-value="37F5" calcext:value-type="string">
            <text:p>37F5</text:p>
          </table:table-cell>
          <table:table-cell table:formula="of:=BASE(RANDBETWEEN(0;16384);16)" office:value-type="string" office:string-value="2E54" calcext:value-type="string">
            <text:p>2E54</text:p>
          </table:table-cell>
          <table:table-cell table:formula="of:=BASE(RANDBETWEEN(0;16384);16)" office:value-type="string" office:string-value="A0" calcext:value-type="string">
            <text:p>A0</text:p>
          </table:table-cell>
          <table:table-cell table:formula="of:=BASE(RANDBETWEEN(0;16384);16)" office:value-type="string" office:string-value="3C38" calcext:value-type="string">
            <text:p>3C38</text:p>
          </table:table-cell>
          <table:table-cell table:formula="of:=BASE(RANDBETWEEN(0;16384);16)" office:value-type="string" office:string-value="C46" calcext:value-type="string">
            <text:p>C46</text:p>
          </table:table-cell>
          <table:table-cell table:formula="of:=BASE(RANDBETWEEN(0;16384);16)" office:value-type="string" office:string-value="3C8A" calcext:value-type="string">
            <text:p>3C8A</text:p>
          </table:table-cell>
        </table:table-row>
        <table:table-row table:style-name="ro1">
          <table:table-cell table:formula="of:=BASE(RANDBETWEEN(0;16384);16)" office:value-type="string" office:string-value="3C99" calcext:value-type="string">
            <text:p>3C99</text:p>
          </table:table-cell>
          <table:table-cell table:formula="of:=BASE(RANDBETWEEN(0;16384);16)" office:value-type="string" office:string-value="27BB" calcext:value-type="string">
            <text:p>27BB</text:p>
          </table:table-cell>
          <table:table-cell table:formula="of:=BASE(RANDBETWEEN(0;16384);16)" office:value-type="string" office:string-value="2060" calcext:value-type="string">
            <text:p>2060</text:p>
          </table:table-cell>
          <table:table-cell table:formula="of:=BASE(RANDBETWEEN(0;16384);16)" office:value-type="string" office:string-value="3B5E" calcext:value-type="string">
            <text:p>3B5E</text:p>
          </table:table-cell>
          <table:table-cell table:formula="of:=BASE(RANDBETWEEN(0;16384);16)" office:value-type="string" office:string-value="23DE" calcext:value-type="string">
            <text:p>23DE</text:p>
          </table:table-cell>
          <table:table-cell table:formula="of:=BASE(RANDBETWEEN(0;16384);16)" office:value-type="string" office:string-value="1465" calcext:value-type="string">
            <text:p>1465</text:p>
          </table:table-cell>
          <table:table-cell table:formula="of:=BASE(RANDBETWEEN(0;16384);16)" office:value-type="string" office:string-value="1C77" calcext:value-type="string">
            <text:p>1C77</text:p>
          </table:table-cell>
          <table:table-cell table:formula="of:=BASE(RANDBETWEEN(0;16384);16)" office:value-type="string" office:string-value="1F25" calcext:value-type="string">
            <text:p>1F25</text:p>
          </table:table-cell>
        </table:table-row>
        <table:table-row table:style-name="ro1">
          <table:table-cell table:formula="of:=BASE(RANDBETWEEN(0;16384);16)" office:value-type="string" office:string-value="361D" calcext:value-type="string">
            <text:p>361D</text:p>
          </table:table-cell>
          <table:table-cell table:formula="of:=BASE(RANDBETWEEN(0;16384);16)" office:value-type="string" office:string-value="534" calcext:value-type="string">
            <text:p>534</text:p>
          </table:table-cell>
          <table:table-cell table:formula="of:=BASE(RANDBETWEEN(0;16384);16)" office:value-type="string" office:string-value="3AC" calcext:value-type="string">
            <text:p>3AC</text:p>
          </table:table-cell>
          <table:table-cell table:formula="of:=BASE(RANDBETWEEN(0;16384);16)" office:value-type="string" office:string-value="3A95" calcext:value-type="string">
            <text:p>3A95</text:p>
          </table:table-cell>
          <table:table-cell table:formula="of:=BASE(RANDBETWEEN(0;16384);16)" office:value-type="string" office:string-value="2E9E" calcext:value-type="string">
            <text:p>2E9E</text:p>
          </table:table-cell>
          <table:table-cell table:formula="of:=BASE(RANDBETWEEN(0;16384);16)" office:value-type="string" office:string-value="224" calcext:value-type="string">
            <text:p>224</text:p>
          </table:table-cell>
          <table:table-cell table:formula="of:=BASE(RANDBETWEEN(0;16384);16)" office:value-type="string" office:string-value="3F1" calcext:value-type="string">
            <text:p>3F1</text:p>
          </table:table-cell>
          <table:table-cell table:formula="of:=BASE(RANDBETWEEN(0;16384);16)" office:value-type="string" office:string-value="226B" calcext:value-type="string">
            <text:p>226B</text:p>
          </table:table-cell>
        </table:table-row>
        <table:table-row table:style-name="ro1">
          <table:table-cell table:formula="of:=BASE(RANDBETWEEN(0;16384);16)" office:value-type="string" office:string-value="32AF" calcext:value-type="string">
            <text:p>32AF</text:p>
          </table:table-cell>
          <table:table-cell table:formula="of:=BASE(RANDBETWEEN(0;16384);16)" office:value-type="string" office:string-value="35BA" calcext:value-type="string">
            <text:p>35BA</text:p>
          </table:table-cell>
          <table:table-cell table:formula="of:=BASE(RANDBETWEEN(0;16384);16)" office:value-type="string" office:string-value="3369" calcext:value-type="string">
            <text:p>3369</text:p>
          </table:table-cell>
          <table:table-cell table:formula="of:=BASE(RANDBETWEEN(0;16384);16)" office:value-type="string" office:string-value="107B" calcext:value-type="string">
            <text:p>107B</text:p>
          </table:table-cell>
          <table:table-cell table:formula="of:=BASE(RANDBETWEEN(0;16384);16)" office:value-type="string" office:string-value="3BEF" calcext:value-type="string">
            <text:p>3BEF</text:p>
          </table:table-cell>
          <table:table-cell table:formula="of:=BASE(RANDBETWEEN(0;16384);16)" office:value-type="string" office:string-value="30B4" calcext:value-type="string">
            <text:p>30B4</text:p>
          </table:table-cell>
          <table:table-cell table:formula="of:=BASE(RANDBETWEEN(0;16384);16)" office:value-type="string" office:string-value="18DF" calcext:value-type="string">
            <text:p>18DF</text:p>
          </table:table-cell>
          <table:table-cell table:formula="of:=BASE(RANDBETWEEN(0;16384);16)" office:value-type="string" office:string-value="14CB" calcext:value-type="string">
            <text:p>14CB</text:p>
          </table:table-cell>
        </table:table-row>
        <table:table-row table:style-name="ro1">
          <table:table-cell table:formula="of:=BASE(RANDBETWEEN(0;16384);16)" office:value-type="string" office:string-value="1E17" calcext:value-type="string">
            <text:p>1E17</text:p>
          </table:table-cell>
          <table:table-cell table:formula="of:=BASE(RANDBETWEEN(0;16384);16)" office:value-type="string" office:string-value="3B5F" calcext:value-type="string">
            <text:p>3B5F</text:p>
          </table:table-cell>
          <table:table-cell table:formula="of:=BASE(RANDBETWEEN(0;16384);16)" office:value-type="string" office:string-value="101E" calcext:value-type="string">
            <text:p>101E</text:p>
          </table:table-cell>
          <table:table-cell table:formula="of:=BASE(RANDBETWEEN(0;16384);16)" office:value-type="string" office:string-value="33CE" calcext:value-type="string">
            <text:p>33CE</text:p>
          </table:table-cell>
          <table:table-cell table:formula="of:=BASE(RANDBETWEEN(0;16384);16)" office:value-type="string" office:string-value="85A" calcext:value-type="string">
            <text:p>85A</text:p>
          </table:table-cell>
          <table:table-cell table:formula="of:=BASE(RANDBETWEEN(0;16384);16)" office:value-type="string" office:string-value="1B68" calcext:value-type="string">
            <text:p>1B68</text:p>
          </table:table-cell>
          <table:table-cell table:formula="of:=BASE(RANDBETWEEN(0;16384);16)" office:value-type="string" office:string-value="36BE" calcext:value-type="string">
            <text:p>36BE</text:p>
          </table:table-cell>
          <table:table-cell table:formula="of:=BASE(RANDBETWEEN(0;16384);16)" office:value-type="string" office:string-value="3F21" calcext:value-type="string">
            <text:p>3F21</text:p>
          </table:table-cell>
        </table:table-row>
        <table:table-row table:style-name="ro1">
          <table:table-cell table:formula="of:=BASE(RANDBETWEEN(0;16384);16)" office:value-type="string" office:string-value="7DD" calcext:value-type="string">
            <text:p>7DD</text:p>
          </table:table-cell>
          <table:table-cell table:formula="of:=BASE(RANDBETWEEN(0;16384);16)" office:value-type="string" office:string-value="1A66" calcext:value-type="string">
            <text:p>1A66</text:p>
          </table:table-cell>
          <table:table-cell table:formula="of:=BASE(RANDBETWEEN(0;16384);16)" office:value-type="string" office:string-value="1F42" calcext:value-type="string">
            <text:p>1F42</text:p>
          </table:table-cell>
          <table:table-cell table:formula="of:=BASE(RANDBETWEEN(0;16384);16)" office:value-type="string" office:string-value="31F5" calcext:value-type="string">
            <text:p>31F5</text:p>
          </table:table-cell>
          <table:table-cell table:formula="of:=BASE(RANDBETWEEN(0;16384);16)" office:value-type="string" office:string-value="F63" calcext:value-type="string">
            <text:p>F63</text:p>
          </table:table-cell>
          <table:table-cell table:formula="of:=BASE(RANDBETWEEN(0;16384);16)" office:value-type="string" office:string-value="62A" calcext:value-type="string">
            <text:p>62A</text:p>
          </table:table-cell>
          <table:table-cell table:formula="of:=BASE(RANDBETWEEN(0;16384);16)" office:value-type="string" office:string-value="2952" calcext:value-type="string">
            <text:p>2952</text:p>
          </table:table-cell>
          <table:table-cell table:formula="of:=BASE(RANDBETWEEN(0;16384);16)" office:value-type="string" office:string-value="1B5C" calcext:value-type="string">
            <text:p>1B5C</text:p>
          </table:table-cell>
        </table:table-row>
        <table:table-row table:style-name="ro1">
          <table:table-cell table:formula="of:=BASE(RANDBETWEEN(0;16384);16)" office:value-type="string" office:string-value="104A" calcext:value-type="string">
            <text:p>104A</text:p>
          </table:table-cell>
          <table:table-cell table:formula="of:=BASE(RANDBETWEEN(0;16384);16)" office:value-type="string" office:string-value="20A" calcext:value-type="string">
            <text:p>20A</text:p>
          </table:table-cell>
          <table:table-cell table:formula="of:=BASE(RANDBETWEEN(0;16384);16)" office:value-type="string" office:string-value="27C2" calcext:value-type="string">
            <text:p>27C2</text:p>
          </table:table-cell>
          <table:table-cell table:formula="of:=BASE(RANDBETWEEN(0;16384);16)" office:value-type="string" office:string-value="3BDD" calcext:value-type="string">
            <text:p>3BDD</text:p>
          </table:table-cell>
          <table:table-cell table:formula="of:=BASE(RANDBETWEEN(0;16384);16)" office:value-type="string" office:string-value="11E9" calcext:value-type="string">
            <text:p>11E9</text:p>
          </table:table-cell>
          <table:table-cell table:formula="of:=BASE(RANDBETWEEN(0;16384);16)" office:value-type="string" office:string-value="3222" calcext:value-type="string">
            <text:p>3222</text:p>
          </table:table-cell>
          <table:table-cell table:formula="of:=BASE(RANDBETWEEN(0;16384);16)" office:value-type="string" office:string-value="3891" calcext:value-type="string">
            <text:p>3891</text:p>
          </table:table-cell>
          <table:table-cell table:formula="of:=BASE(RANDBETWEEN(0;16384);16)" office:value-type="string" office:string-value="1BEC" calcext:value-type="string">
            <text:p>1BEC</text:p>
          </table:table-cell>
        </table:table-row>
        <table:table-row table:style-name="ro1">
          <table:table-cell table:formula="of:=BASE(RANDBETWEEN(0;16384);16)" office:value-type="string" office:string-value="29AF" calcext:value-type="string">
            <text:p>29AF</text:p>
          </table:table-cell>
          <table:table-cell table:formula="of:=BASE(RANDBETWEEN(0;16384);16)" office:value-type="string" office:string-value="71B" calcext:value-type="string">
            <text:p>71B</text:p>
          </table:table-cell>
          <table:table-cell table:formula="of:=BASE(RANDBETWEEN(0;16384);16)" office:value-type="string" office:string-value="1E98" calcext:value-type="string">
            <text:p>1E98</text:p>
          </table:table-cell>
          <table:table-cell table:formula="of:=BASE(RANDBETWEEN(0;16384);16)" office:value-type="string" office:string-value="3FC5" calcext:value-type="string">
            <text:p>3FC5</text:p>
          </table:table-cell>
          <table:table-cell table:formula="of:=BASE(RANDBETWEEN(0;16384);16)" office:value-type="string" office:string-value="3270" calcext:value-type="string">
            <text:p>3270</text:p>
          </table:table-cell>
          <table:table-cell table:formula="of:=BASE(RANDBETWEEN(0;16384);16)" office:value-type="string" office:string-value="3FBB" calcext:value-type="string">
            <text:p>3FBB</text:p>
          </table:table-cell>
          <table:table-cell table:formula="of:=BASE(RANDBETWEEN(0;16384);16)" office:value-type="string" office:string-value="2A0E" calcext:value-type="string">
            <text:p>2A0E</text:p>
          </table:table-cell>
          <table:table-cell table:formula="of:=BASE(RANDBETWEEN(0;16384);16)" office:value-type="string" office:string-value="1A41" calcext:value-type="string">
            <text:p>1A41</text:p>
          </table:table-cell>
        </table:table-row>
        <table:table-row table:style-name="ro1">
          <table:table-cell table:formula="of:=BASE(RANDBETWEEN(0;16384);16)" office:value-type="string" office:string-value="2A08" calcext:value-type="string">
            <text:p>2A08</text:p>
          </table:table-cell>
          <table:table-cell table:formula="of:=BASE(RANDBETWEEN(0;16384);16)" office:value-type="string" office:string-value="273F" calcext:value-type="string">
            <text:p>273F</text:p>
          </table:table-cell>
          <table:table-cell table:formula="of:=BASE(RANDBETWEEN(0;16384);16)" office:value-type="string" office:string-value="2687" calcext:value-type="string">
            <text:p>2687</text:p>
          </table:table-cell>
          <table:table-cell table:formula="of:=BASE(RANDBETWEEN(0;16384);16)" office:value-type="string" office:string-value="2129" calcext:value-type="string">
            <text:p>2129</text:p>
          </table:table-cell>
          <table:table-cell table:formula="of:=BASE(RANDBETWEEN(0;16384);16)" office:value-type="string" office:string-value="1F1D" calcext:value-type="string">
            <text:p>1F1D</text:p>
          </table:table-cell>
          <table:table-cell table:formula="of:=BASE(RANDBETWEEN(0;16384);16)" office:value-type="string" office:string-value="20E3" calcext:value-type="string">
            <text:p>20E3</text:p>
          </table:table-cell>
          <table:table-cell table:formula="of:=BASE(RANDBETWEEN(0;16384);16)" office:value-type="string" office:string-value="1542" calcext:value-type="string">
            <text:p>1542</text:p>
          </table:table-cell>
          <table:table-cell table:formula="of:=BASE(RANDBETWEEN(0;16384);16)" office:value-type="string" office:string-value="14F3" calcext:value-type="string">
            <text:p>14F3</text:p>
          </table:table-cell>
        </table:table-row>
        <table:table-row table:style-name="ro1">
          <table:table-cell table:formula="of:=BASE(RANDBETWEEN(0;16384);16)" office:value-type="string" office:string-value="1AE8" calcext:value-type="string">
            <text:p>1AE8</text:p>
          </table:table-cell>
          <table:table-cell table:formula="of:=BASE(RANDBETWEEN(0;16384);16)" office:value-type="string" office:string-value="1E05" calcext:value-type="string">
            <text:p>1E05</text:p>
          </table:table-cell>
          <table:table-cell table:formula="of:=BASE(RANDBETWEEN(0;16384);16)" office:value-type="string" office:string-value="1A79" calcext:value-type="string">
            <text:p>1A79</text:p>
          </table:table-cell>
          <table:table-cell table:formula="of:=BASE(RANDBETWEEN(0;16384);16)" office:value-type="string" office:string-value="29D9" calcext:value-type="string">
            <text:p>29D9</text:p>
          </table:table-cell>
          <table:table-cell table:formula="of:=BASE(RANDBETWEEN(0;16384);16)" office:value-type="string" office:string-value="DBC" calcext:value-type="string">
            <text:p>DBC</text:p>
          </table:table-cell>
          <table:table-cell table:formula="of:=BASE(RANDBETWEEN(0;16384);16)" office:value-type="string" office:string-value="33A4" calcext:value-type="string">
            <text:p>33A4</text:p>
          </table:table-cell>
          <table:table-cell table:formula="of:=BASE(RANDBETWEEN(0;16384);16)" office:value-type="string" office:string-value="26DC" calcext:value-type="string">
            <text:p>26DC</text:p>
          </table:table-cell>
          <table:table-cell table:formula="of:=BASE(RANDBETWEEN(0;16384);16)" office:value-type="string" office:string-value="2854" calcext:value-type="string">
            <text:p>2854</text:p>
          </table:table-cell>
        </table:table-row>
        <table:table-row table:style-name="ro1">
          <table:table-cell table:formula="of:=BASE(RANDBETWEEN(0;16384);16)" office:value-type="string" office:string-value="33" calcext:value-type="string">
            <text:p>33</text:p>
          </table:table-cell>
          <table:table-cell table:formula="of:=BASE(RANDBETWEEN(0;16384);16)" office:value-type="string" office:string-value="2F1F" calcext:value-type="string">
            <text:p>2F1F</text:p>
          </table:table-cell>
          <table:table-cell table:formula="of:=BASE(RANDBETWEEN(0;16384);16)" office:value-type="string" office:string-value="33D6" calcext:value-type="string">
            <text:p>33D6</text:p>
          </table:table-cell>
          <table:table-cell table:formula="of:=BASE(RANDBETWEEN(0;16384);16)" office:value-type="string" office:string-value="2F20" calcext:value-type="string">
            <text:p>2F20</text:p>
          </table:table-cell>
          <table:table-cell table:formula="of:=BASE(RANDBETWEEN(0;16384);16)" office:value-type="string" office:string-value="3FCD" calcext:value-type="string">
            <text:p>3FCD</text:p>
          </table:table-cell>
          <table:table-cell table:formula="of:=BASE(RANDBETWEEN(0;16384);16)" office:value-type="string" office:string-value="2254" calcext:value-type="string">
            <text:p>2254</text:p>
          </table:table-cell>
          <table:table-cell table:formula="of:=BASE(RANDBETWEEN(0;16384);16)" office:value-type="string" office:string-value="22EF" calcext:value-type="string">
            <text:p>22EF</text:p>
          </table:table-cell>
          <table:table-cell table:formula="of:=BASE(RANDBETWEEN(0;16384);16)" office:value-type="string" office:string-value="36E" calcext:value-type="string">
            <text:p>36E</text:p>
          </table:table-cell>
        </table:table-row>
        <table:table-row table:style-name="ro1">
          <table:table-cell table:formula="of:=BASE(RANDBETWEEN(0;16384);16)" office:value-type="string" office:string-value="31C0" calcext:value-type="string">
            <text:p>31C0</text:p>
          </table:table-cell>
          <table:table-cell table:formula="of:=BASE(RANDBETWEEN(0;16384);16)" office:value-type="string" office:string-value="1460" calcext:value-type="string">
            <text:p>1460</text:p>
          </table:table-cell>
          <table:table-cell table:formula="of:=BASE(RANDBETWEEN(0;16384);16)" office:value-type="string" office:string-value="AD7" calcext:value-type="string">
            <text:p>AD7</text:p>
          </table:table-cell>
          <table:table-cell table:formula="of:=BASE(RANDBETWEEN(0;16384);16)" office:value-type="string" office:string-value="3A6A" calcext:value-type="string">
            <text:p>3A6A</text:p>
          </table:table-cell>
          <table:table-cell table:formula="of:=BASE(RANDBETWEEN(0;16384);16)" office:value-type="string" office:string-value="2C2B" calcext:value-type="string">
            <text:p>2C2B</text:p>
          </table:table-cell>
          <table:table-cell table:formula="of:=BASE(RANDBETWEEN(0;16384);16)" office:value-type="string" office:string-value="1057" calcext:value-type="string">
            <text:p>1057</text:p>
          </table:table-cell>
          <table:table-cell table:formula="of:=BASE(RANDBETWEEN(0;16384);16)" office:value-type="string" office:string-value="2944" calcext:value-type="string">
            <text:p>2944</text:p>
          </table:table-cell>
          <table:table-cell table:formula="of:=BASE(RANDBETWEEN(0;16384);16)" office:value-type="string" office:string-value="373B" calcext:value-type="string">
            <text:p>373B</text:p>
          </table:table-cell>
        </table:table-row>
        <table:table-row table:style-name="ro1">
          <table:table-cell table:formula="of:=BASE(RANDBETWEEN(0;16384);16)" office:value-type="string" office:string-value="3A45" calcext:value-type="string">
            <text:p>3A45</text:p>
          </table:table-cell>
          <table:table-cell table:formula="of:=BASE(RANDBETWEEN(0;16384);16)" office:value-type="string" office:string-value="2607" calcext:value-type="string">
            <text:p>2607</text:p>
          </table:table-cell>
          <table:table-cell table:formula="of:=BASE(RANDBETWEEN(0;16384);16)" office:value-type="string" office:string-value="38D4" calcext:value-type="string">
            <text:p>38D4</text:p>
          </table:table-cell>
          <table:table-cell table:formula="of:=BASE(RANDBETWEEN(0;16384);16)" office:value-type="string" office:string-value="1730" calcext:value-type="string">
            <text:p>1730</text:p>
          </table:table-cell>
          <table:table-cell table:formula="of:=BASE(RANDBETWEEN(0;16384);16)" office:value-type="string" office:string-value="78B" calcext:value-type="string">
            <text:p>78B</text:p>
          </table:table-cell>
          <table:table-cell table:formula="of:=BASE(RANDBETWEEN(0;16384);16)" office:value-type="string" office:string-value="283C" calcext:value-type="string">
            <text:p>283C</text:p>
          </table:table-cell>
          <table:table-cell table:formula="of:=BASE(RANDBETWEEN(0;16384);16)" office:value-type="string" office:string-value="388E" calcext:value-type="string">
            <text:p>388E</text:p>
          </table:table-cell>
          <table:table-cell table:formula="of:=BASE(RANDBETWEEN(0;16384);16)" office:value-type="string" office:string-value="30DD" calcext:value-type="string">
            <text:p>30DD</text:p>
          </table:table-cell>
        </table:table-row>
        <table:table-row table:style-name="ro1">
          <table:table-cell table:formula="of:=BASE(RANDBETWEEN(0;16384);16)" office:value-type="string" office:string-value="C3F" calcext:value-type="string">
            <text:p>C3F</text:p>
          </table:table-cell>
          <table:table-cell table:formula="of:=BASE(RANDBETWEEN(0;16384);16)" office:value-type="string" office:string-value="3837" calcext:value-type="string">
            <text:p>3837</text:p>
          </table:table-cell>
          <table:table-cell table:formula="of:=BASE(RANDBETWEEN(0;16384);16)" office:value-type="string" office:string-value="1E94" calcext:value-type="string">
            <text:p>1E94</text:p>
          </table:table-cell>
          <table:table-cell table:formula="of:=BASE(RANDBETWEEN(0;16384);16)" office:value-type="string" office:string-value="2395" calcext:value-type="string">
            <text:p>2395</text:p>
          </table:table-cell>
          <table:table-cell table:formula="of:=BASE(RANDBETWEEN(0;16384);16)" office:value-type="string" office:string-value="3625" calcext:value-type="string">
            <text:p>3625</text:p>
          </table:table-cell>
          <table:table-cell table:formula="of:=BASE(RANDBETWEEN(0;16384);16)" office:value-type="string" office:string-value="4E5" calcext:value-type="string">
            <text:p>4E5</text:p>
          </table:table-cell>
          <table:table-cell table:formula="of:=BASE(RANDBETWEEN(0;16384);16)" office:value-type="string" office:string-value="21FE" calcext:value-type="string">
            <text:p>21FE</text:p>
          </table:table-cell>
          <table:table-cell table:formula="of:=BASE(RANDBETWEEN(0;16384);16)" office:value-type="string" office:string-value="1376" calcext:value-type="string">
            <text:p>1376</text:p>
          </table:table-cell>
        </table:table-row>
        <table:table-row table:style-name="ro1">
          <table:table-cell table:formula="of:=BASE(RANDBETWEEN(0;16384);16)" office:value-type="string" office:string-value="2592" calcext:value-type="string">
            <text:p>2592</text:p>
          </table:table-cell>
          <table:table-cell table:formula="of:=BASE(RANDBETWEEN(0;16384);16)" office:value-type="string" office:string-value="871" calcext:value-type="string">
            <text:p>871</text:p>
          </table:table-cell>
          <table:table-cell table:formula="of:=BASE(RANDBETWEEN(0;16384);16)" office:value-type="string" office:string-value="762" calcext:value-type="string">
            <text:p>762</text:p>
          </table:table-cell>
          <table:table-cell table:formula="of:=BASE(RANDBETWEEN(0;16384);16)" office:value-type="string" office:string-value="1675" calcext:value-type="string">
            <text:p>1675</text:p>
          </table:table-cell>
          <table:table-cell table:formula="of:=BASE(RANDBETWEEN(0;16384);16)" office:value-type="string" office:string-value="1869" calcext:value-type="string">
            <text:p>1869</text:p>
          </table:table-cell>
          <table:table-cell table:formula="of:=BASE(RANDBETWEEN(0;16384);16)" office:value-type="string" office:string-value="1674" calcext:value-type="string">
            <text:p>1674</text:p>
          </table:table-cell>
          <table:table-cell table:formula="of:=BASE(RANDBETWEEN(0;16384);16)" office:value-type="string" office:string-value="31FA" calcext:value-type="string">
            <text:p>31FA</text:p>
          </table:table-cell>
          <table:table-cell table:formula="of:=BASE(RANDBETWEEN(0;16384);16)" office:value-type="string" office:string-value="34AA" calcext:value-type="string">
            <text:p>34AA</text:p>
          </table:table-cell>
        </table:table-row>
        <table:table-row table:style-name="ro1">
          <table:table-cell table:formula="of:=BASE(RANDBETWEEN(0;16384);16)" office:value-type="string" office:string-value="D47" calcext:value-type="string">
            <text:p>D47</text:p>
          </table:table-cell>
          <table:table-cell table:formula="of:=BASE(RANDBETWEEN(0;16384);16)" office:value-type="string" office:string-value="D2B" calcext:value-type="string">
            <text:p>D2B</text:p>
          </table:table-cell>
          <table:table-cell table:formula="of:=BASE(RANDBETWEEN(0;16384);16)" office:value-type="string" office:string-value="1A50" calcext:value-type="string">
            <text:p>1A50</text:p>
          </table:table-cell>
          <table:table-cell table:formula="of:=BASE(RANDBETWEEN(0;16384);16)" office:value-type="string" office:string-value="24FE" calcext:value-type="string">
            <text:p>24FE</text:p>
          </table:table-cell>
          <table:table-cell table:formula="of:=BASE(RANDBETWEEN(0;16384);16)" office:value-type="string" office:string-value="1F54" calcext:value-type="string">
            <text:p>1F54</text:p>
          </table:table-cell>
          <table:table-cell table:formula="of:=BASE(RANDBETWEEN(0;16384);16)" office:value-type="string" office:string-value="D07" calcext:value-type="string">
            <text:p>D07</text:p>
          </table:table-cell>
          <table:table-cell table:formula="of:=BASE(RANDBETWEEN(0;16384);16)" office:value-type="string" office:string-value="3D60" calcext:value-type="string">
            <text:p>3D60</text:p>
          </table:table-cell>
          <table:table-cell table:formula="of:=BASE(RANDBETWEEN(0;16384);16)" office:value-type="string" office:string-value="2C41" calcext:value-type="string">
            <text:p>2C41</text:p>
          </table:table-cell>
        </table:table-row>
        <table:table-row table:style-name="ro1">
          <table:table-cell table:formula="of:=BASE(RANDBETWEEN(0;16384);16)" office:value-type="string" office:string-value="3E76" calcext:value-type="string">
            <text:p>3E76</text:p>
          </table:table-cell>
          <table:table-cell table:formula="of:=BASE(RANDBETWEEN(0;16384);16)" office:value-type="string" office:string-value="C8D" calcext:value-type="string">
            <text:p>C8D</text:p>
          </table:table-cell>
          <table:table-cell table:formula="of:=BASE(RANDBETWEEN(0;16384);16)" office:value-type="string" office:string-value="33B7" calcext:value-type="string">
            <text:p>33B7</text:p>
          </table:table-cell>
          <table:table-cell table:formula="of:=BASE(RANDBETWEEN(0;16384);16)" office:value-type="string" office:string-value="94A" calcext:value-type="string">
            <text:p>94A</text:p>
          </table:table-cell>
          <table:table-cell table:formula="of:=BASE(RANDBETWEEN(0;16384);16)" office:value-type="string" office:string-value="A8D" calcext:value-type="string">
            <text:p>A8D</text:p>
          </table:table-cell>
          <table:table-cell table:formula="of:=BASE(RANDBETWEEN(0;16384);16)" office:value-type="string" office:string-value="B91" calcext:value-type="string">
            <text:p>B91</text:p>
          </table:table-cell>
          <table:table-cell table:formula="of:=BASE(RANDBETWEEN(0;16384);16)" office:value-type="string" office:string-value="1CCD" calcext:value-type="string">
            <text:p>1CCD</text:p>
          </table:table-cell>
          <table:table-cell table:formula="of:=BASE(RANDBETWEEN(0;16384);16)" office:value-type="string" office:string-value="3EDB" calcext:value-type="string">
            <text:p>3EDB</text:p>
          </table:table-cell>
        </table:table-row>
        <table:table-row table:style-name="ro1">
          <table:table-cell table:formula="of:=BASE(RANDBETWEEN(0;16384);16)" office:value-type="string" office:string-value="1861" calcext:value-type="string">
            <text:p>1861</text:p>
          </table:table-cell>
          <table:table-cell table:formula="of:=BASE(RANDBETWEEN(0;16384);16)" office:value-type="string" office:string-value="33CF" calcext:value-type="string">
            <text:p>33CF</text:p>
          </table:table-cell>
          <table:table-cell table:formula="of:=BASE(RANDBETWEEN(0;16384);16)" office:value-type="string" office:string-value="1975" calcext:value-type="string">
            <text:p>1975</text:p>
          </table:table-cell>
          <table:table-cell table:formula="of:=BASE(RANDBETWEEN(0;16384);16)" office:value-type="string" office:string-value="381B" calcext:value-type="string">
            <text:p>381B</text:p>
          </table:table-cell>
          <table:table-cell table:formula="of:=BASE(RANDBETWEEN(0;16384);16)" office:value-type="string" office:string-value="24D0" calcext:value-type="string">
            <text:p>24D0</text:p>
          </table:table-cell>
          <table:table-cell table:formula="of:=BASE(RANDBETWEEN(0;16384);16)" office:value-type="string" office:string-value="1069" calcext:value-type="string">
            <text:p>1069</text:p>
          </table:table-cell>
          <table:table-cell table:formula="of:=BASE(RANDBETWEEN(0;16384);16)" office:value-type="string" office:string-value="21D2" calcext:value-type="string">
            <text:p>21D2</text:p>
          </table:table-cell>
          <table:table-cell table:formula="of:=BASE(RANDBETWEEN(0;16384);16)" office:value-type="string" office:string-value="2664" calcext:value-type="string">
            <text:p>2664</text:p>
          </table:table-cell>
        </table:table-row>
        <table:table-row table:style-name="ro1">
          <table:table-cell table:formula="of:=BASE(RANDBETWEEN(0;16384);16)" office:value-type="string" office:string-value="16EE" calcext:value-type="string">
            <text:p>16EE</text:p>
          </table:table-cell>
          <table:table-cell table:formula="of:=BASE(RANDBETWEEN(0;16384);16)" office:value-type="string" office:string-value="136B" calcext:value-type="string">
            <text:p>136B</text:p>
          </table:table-cell>
          <table:table-cell table:formula="of:=BASE(RANDBETWEEN(0;16384);16)" office:value-type="string" office:string-value="2504" calcext:value-type="string">
            <text:p>2504</text:p>
          </table:table-cell>
          <table:table-cell table:formula="of:=BASE(RANDBETWEEN(0;16384);16)" office:value-type="string" office:string-value="2B23" calcext:value-type="string">
            <text:p>2B23</text:p>
          </table:table-cell>
          <table:table-cell table:formula="of:=BASE(RANDBETWEEN(0;16384);16)" office:value-type="string" office:string-value="3641" calcext:value-type="string">
            <text:p>3641</text:p>
          </table:table-cell>
          <table:table-cell table:formula="of:=BASE(RANDBETWEEN(0;16384);16)" office:value-type="string" office:string-value="7A9" calcext:value-type="string">
            <text:p>7A9</text:p>
          </table:table-cell>
          <table:table-cell table:formula="of:=BASE(RANDBETWEEN(0;16384);16)" office:value-type="string" office:string-value="FAB" calcext:value-type="string">
            <text:p>FAB</text:p>
          </table:table-cell>
          <table:table-cell table:formula="of:=BASE(RANDBETWEEN(0;16384);16)" office:value-type="string" office:string-value="3724" calcext:value-type="string">
            <text:p>3724</text:p>
          </table:table-cell>
        </table:table-row>
        <table:table-row table:style-name="ro1">
          <table:table-cell table:formula="of:=BASE(RANDBETWEEN(0;16384);16)" office:value-type="string" office:string-value="2FE0" calcext:value-type="string">
            <text:p>2FE0</text:p>
          </table:table-cell>
          <table:table-cell table:formula="of:=BASE(RANDBETWEEN(0;16384);16)" office:value-type="string" office:string-value="2628" calcext:value-type="string">
            <text:p>2628</text:p>
          </table:table-cell>
          <table:table-cell table:formula="of:=BASE(RANDBETWEEN(0;16384);16)" office:value-type="string" office:string-value="308A" calcext:value-type="string">
            <text:p>308A</text:p>
          </table:table-cell>
          <table:table-cell table:formula="of:=BASE(RANDBETWEEN(0;16384);16)" office:value-type="string" office:string-value="194C" calcext:value-type="string">
            <text:p>194C</text:p>
          </table:table-cell>
          <table:table-cell table:formula="of:=BASE(RANDBETWEEN(0;16384);16)" office:value-type="string" office:string-value="2A90" calcext:value-type="string">
            <text:p>2A90</text:p>
          </table:table-cell>
          <table:table-cell table:formula="of:=BASE(RANDBETWEEN(0;16384);16)" office:value-type="string" office:string-value="197B" calcext:value-type="string">
            <text:p>197B</text:p>
          </table:table-cell>
          <table:table-cell table:formula="of:=BASE(RANDBETWEEN(0;16384);16)" office:value-type="string" office:string-value="2F8E" calcext:value-type="string">
            <text:p>2F8E</text:p>
          </table:table-cell>
          <table:table-cell table:formula="of:=BASE(RANDBETWEEN(0;16384);16)" office:value-type="string" office:string-value="3222" calcext:value-type="string">
            <text:p>3222</text:p>
          </table:table-cell>
        </table:table-row>
        <table:table-row table:style-name="ro1">
          <table:table-cell table:formula="of:=BASE(RANDBETWEEN(0;16384);16)" office:value-type="string" office:string-value="C9F" calcext:value-type="string">
            <text:p>C9F</text:p>
          </table:table-cell>
          <table:table-cell table:formula="of:=BASE(RANDBETWEEN(0;16384);16)" office:value-type="string" office:string-value="1F27" calcext:value-type="string">
            <text:p>1F27</text:p>
          </table:table-cell>
          <table:table-cell table:formula="of:=BASE(RANDBETWEEN(0;16384);16)" office:value-type="string" office:string-value="21BD" calcext:value-type="string">
            <text:p>21BD</text:p>
          </table:table-cell>
          <table:table-cell table:formula="of:=BASE(RANDBETWEEN(0;16384);16)" office:value-type="string" office:string-value="2F16" calcext:value-type="string">
            <text:p>2F16</text:p>
          </table:table-cell>
          <table:table-cell table:formula="of:=BASE(RANDBETWEEN(0;16384);16)" office:value-type="string" office:string-value="2A6D" calcext:value-type="string">
            <text:p>2A6D</text:p>
          </table:table-cell>
          <table:table-cell table:formula="of:=BASE(RANDBETWEEN(0;16384);16)" office:value-type="string" office:string-value="2199" calcext:value-type="string">
            <text:p>2199</text:p>
          </table:table-cell>
          <table:table-cell table:formula="of:=BASE(RANDBETWEEN(0;16384);16)" office:value-type="string" office:string-value="777" calcext:value-type="string">
            <text:p>777</text:p>
          </table:table-cell>
          <table:table-cell table:formula="of:=BASE(RANDBETWEEN(0;16384);16)" office:value-type="string" office:string-value="472" calcext:value-type="string">
            <text:p>472</text:p>
          </table:table-cell>
        </table:table-row>
        <table:table-row table:style-name="ro1">
          <table:table-cell table:formula="of:=BASE(RANDBETWEEN(0;16384);16)" office:value-type="string" office:string-value="1C4C" calcext:value-type="string">
            <text:p>1C4C</text:p>
          </table:table-cell>
          <table:table-cell table:formula="of:=BASE(RANDBETWEEN(0;16384);16)" office:value-type="string" office:string-value="333F" calcext:value-type="string">
            <text:p>333F</text:p>
          </table:table-cell>
          <table:table-cell table:formula="of:=BASE(RANDBETWEEN(0;16384);16)" office:value-type="string" office:string-value="1DB2" calcext:value-type="string">
            <text:p>1DB2</text:p>
          </table:table-cell>
          <table:table-cell table:formula="of:=BASE(RANDBETWEEN(0;16384);16)" office:value-type="string" office:string-value="18BA" calcext:value-type="string">
            <text:p>18BA</text:p>
          </table:table-cell>
          <table:table-cell table:formula="of:=BASE(RANDBETWEEN(0;16384);16)" office:value-type="string" office:string-value="35E6" calcext:value-type="string">
            <text:p>35E6</text:p>
          </table:table-cell>
          <table:table-cell table:formula="of:=BASE(RANDBETWEEN(0;16384);16)" office:value-type="string" office:string-value="13C3" calcext:value-type="string">
            <text:p>13C3</text:p>
          </table:table-cell>
          <table:table-cell table:formula="of:=BASE(RANDBETWEEN(0;16384);16)" office:value-type="string" office:string-value="DCF" calcext:value-type="string">
            <text:p>DCF</text:p>
          </table:table-cell>
          <table:table-cell table:formula="of:=BASE(RANDBETWEEN(0;16384);16)" office:value-type="string" office:string-value="360F" calcext:value-type="string">
            <text:p>360F</text:p>
          </table:table-cell>
        </table:table-row>
        <table:table-row table:style-name="ro1">
          <table:table-cell table:formula="of:=BASE(RANDBETWEEN(0;16384);16)" office:value-type="string" office:string-value="2FE" calcext:value-type="string">
            <text:p>2FE</text:p>
          </table:table-cell>
          <table:table-cell table:formula="of:=BASE(RANDBETWEEN(0;16384);16)" office:value-type="string" office:string-value="3F79" calcext:value-type="string">
            <text:p>3F79</text:p>
          </table:table-cell>
          <table:table-cell table:formula="of:=BASE(RANDBETWEEN(0;16384);16)" office:value-type="string" office:string-value="31F4" calcext:value-type="string">
            <text:p>31F4</text:p>
          </table:table-cell>
          <table:table-cell table:formula="of:=BASE(RANDBETWEEN(0;16384);16)" office:value-type="string" office:string-value="324A" calcext:value-type="string">
            <text:p>324A</text:p>
          </table:table-cell>
          <table:table-cell table:formula="of:=BASE(RANDBETWEEN(0;16384);16)" office:value-type="string" office:string-value="288B" calcext:value-type="string">
            <text:p>288B</text:p>
          </table:table-cell>
          <table:table-cell table:formula="of:=BASE(RANDBETWEEN(0;16384);16)" office:value-type="string" office:string-value="37A6" calcext:value-type="string">
            <text:p>37A6</text:p>
          </table:table-cell>
          <table:table-cell table:formula="of:=BASE(RANDBETWEEN(0;16384);16)" office:value-type="string" office:string-value="3777" calcext:value-type="string">
            <text:p>3777</text:p>
          </table:table-cell>
          <table:table-cell table:formula="of:=BASE(RANDBETWEEN(0;16384);16)" office:value-type="string" office:string-value="1B90" calcext:value-type="string">
            <text:p>1B90</text:p>
          </table:table-cell>
        </table:table-row>
        <table:table-row table:style-name="ro1">
          <table:table-cell table:formula="of:=BASE(RANDBETWEEN(0;16384);16)" office:value-type="string" office:string-value="206C" calcext:value-type="string">
            <text:p>206C</text:p>
          </table:table-cell>
          <table:table-cell table:formula="of:=BASE(RANDBETWEEN(0;16384);16)" office:value-type="string" office:string-value="73F" calcext:value-type="string">
            <text:p>73F</text:p>
          </table:table-cell>
          <table:table-cell table:formula="of:=BASE(RANDBETWEEN(0;16384);16)" office:value-type="string" office:string-value="3A0E" calcext:value-type="string">
            <text:p>3A0E</text:p>
          </table:table-cell>
          <table:table-cell table:formula="of:=BASE(RANDBETWEEN(0;16384);16)" office:value-type="string" office:string-value="3F27" calcext:value-type="string">
            <text:p>3F27</text:p>
          </table:table-cell>
          <table:table-cell table:formula="of:=BASE(RANDBETWEEN(0;16384);16)" office:value-type="string" office:string-value="2EC4" calcext:value-type="string">
            <text:p>2EC4</text:p>
          </table:table-cell>
          <table:table-cell table:formula="of:=BASE(RANDBETWEEN(0;16384);16)" office:value-type="string" office:string-value="1D2A" calcext:value-type="string">
            <text:p>1D2A</text:p>
          </table:table-cell>
          <table:table-cell table:formula="of:=BASE(RANDBETWEEN(0;16384);16)" office:value-type="string" office:string-value="1184" calcext:value-type="string">
            <text:p>1184</text:p>
          </table:table-cell>
          <table:table-cell table:formula="of:=BASE(RANDBETWEEN(0;16384);16)" office:value-type="string" office:string-value="1E22" calcext:value-type="string">
            <text:p>1E22</text:p>
          </table:table-cell>
        </table:table-row>
        <table:table-row table:style-name="ro1">
          <table:table-cell table:formula="of:=BASE(RANDBETWEEN(0;16384);16)" office:value-type="string" office:string-value="53E" calcext:value-type="string">
            <text:p>53E</text:p>
          </table:table-cell>
          <table:table-cell table:formula="of:=BASE(RANDBETWEEN(0;16384);16)" office:value-type="string" office:string-value="7B5" calcext:value-type="string">
            <text:p>7B5</text:p>
          </table:table-cell>
          <table:table-cell table:formula="of:=BASE(RANDBETWEEN(0;16384);16)" office:value-type="string" office:string-value="57C" calcext:value-type="string">
            <text:p>57C</text:p>
          </table:table-cell>
          <table:table-cell table:formula="of:=BASE(RANDBETWEEN(0;16384);16)" office:value-type="string" office:string-value="1EF3" calcext:value-type="string">
            <text:p>1EF3</text:p>
          </table:table-cell>
          <table:table-cell table:formula="of:=BASE(RANDBETWEEN(0;16384);16)" office:value-type="string" office:string-value="B1D" calcext:value-type="string">
            <text:p>B1D</text:p>
          </table:table-cell>
          <table:table-cell table:formula="of:=BASE(RANDBETWEEN(0;16384);16)" office:value-type="string" office:string-value="D2A" calcext:value-type="string">
            <text:p>D2A</text:p>
          </table:table-cell>
          <table:table-cell table:formula="of:=BASE(RANDBETWEEN(0;16384);16)" office:value-type="string" office:string-value="E88" calcext:value-type="string">
            <text:p>E88</text:p>
          </table:table-cell>
          <table:table-cell table:formula="of:=BASE(RANDBETWEEN(0;16384);16)" office:value-type="string" office:string-value="FEF" calcext:value-type="string">
            <text:p>FEF</text:p>
          </table:table-cell>
        </table:table-row>
        <table:table-row table:style-name="ro1">
          <table:table-cell table:formula="of:=BASE(RANDBETWEEN(0;16384);16)" office:value-type="string" office:string-value="1FF" calcext:value-type="string">
            <text:p>1FF</text:p>
          </table:table-cell>
          <table:table-cell table:formula="of:=BASE(RANDBETWEEN(0;16384);16)" office:value-type="string" office:string-value="1AC4" calcext:value-type="string">
            <text:p>1AC4</text:p>
          </table:table-cell>
          <table:table-cell table:formula="of:=BASE(RANDBETWEEN(0;16384);16)" office:value-type="string" office:string-value="144" calcext:value-type="string">
            <text:p>144</text:p>
          </table:table-cell>
          <table:table-cell table:formula="of:=BASE(RANDBETWEEN(0;16384);16)" office:value-type="string" office:string-value="3D91" calcext:value-type="string">
            <text:p>3D91</text:p>
          </table:table-cell>
          <table:table-cell table:formula="of:=BASE(RANDBETWEEN(0;16384);16)" office:value-type="string" office:string-value="3F7D" calcext:value-type="string">
            <text:p>3F7D</text:p>
          </table:table-cell>
          <table:table-cell table:formula="of:=BASE(RANDBETWEEN(0;16384);16)" office:value-type="string" office:string-value="1323" calcext:value-type="string">
            <text:p>1323</text:p>
          </table:table-cell>
          <table:table-cell table:formula="of:=BASE(RANDBETWEEN(0;16384);16)" office:value-type="string" office:string-value="1433" calcext:value-type="string">
            <text:p>1433</text:p>
          </table:table-cell>
          <table:table-cell table:formula="of:=BASE(RANDBETWEEN(0;16384);16)" office:value-type="string" office:string-value="15DA" calcext:value-type="string">
            <text:p>15DA</text:p>
          </table:table-cell>
        </table:table-row>
        <table:table-row table:style-name="ro1">
          <table:table-cell table:formula="of:=BASE(RANDBETWEEN(0;16384);16)" office:value-type="string" office:string-value="17B7" calcext:value-type="string">
            <text:p>17B7</text:p>
          </table:table-cell>
          <table:table-cell table:formula="of:=BASE(RANDBETWEEN(0;16384);16)" office:value-type="string" office:string-value="3032" calcext:value-type="string">
            <text:p>3032</text:p>
          </table:table-cell>
          <table:table-cell table:formula="of:=BASE(RANDBETWEEN(0;16384);16)" office:value-type="string" office:string-value="6FD" calcext:value-type="string">
            <text:p>6FD</text:p>
          </table:table-cell>
          <table:table-cell table:formula="of:=BASE(RANDBETWEEN(0;16384);16)" office:value-type="string" office:string-value="4FE" calcext:value-type="string">
            <text:p>4FE</text:p>
          </table:table-cell>
          <table:table-cell table:formula="of:=BASE(RANDBETWEEN(0;16384);16)" office:value-type="string" office:string-value="23C9" calcext:value-type="string">
            <text:p>23C9</text:p>
          </table:table-cell>
          <table:table-cell table:formula="of:=BASE(RANDBETWEEN(0;16384);16)" office:value-type="string" office:string-value="27FE" calcext:value-type="string">
            <text:p>27FE</text:p>
          </table:table-cell>
          <table:table-cell table:formula="of:=BASE(RANDBETWEEN(0;16384);16)" office:value-type="string" office:string-value="848" calcext:value-type="string">
            <text:p>848</text:p>
          </table:table-cell>
          <table:table-cell table:formula="of:=BASE(RANDBETWEEN(0;16384);16)" office:value-type="string" office:string-value="47C" calcext:value-type="string">
            <text:p>47C</text:p>
          </table:table-cell>
        </table:table-row>
        <table:table-row table:style-name="ro1">
          <table:table-cell table:formula="of:=BASE(RANDBETWEEN(0;16384);16)" office:value-type="string" office:string-value="3CEC" calcext:value-type="string">
            <text:p>3CEC</text:p>
          </table:table-cell>
          <table:table-cell table:formula="of:=BASE(RANDBETWEEN(0;16384);16)" office:value-type="string" office:string-value="1FE" calcext:value-type="string">
            <text:p>1FE</text:p>
          </table:table-cell>
          <table:table-cell table:formula="of:=BASE(RANDBETWEEN(0;16384);16)" office:value-type="string" office:string-value="1240" calcext:value-type="string">
            <text:p>1240</text:p>
          </table:table-cell>
          <table:table-cell table:formula="of:=BASE(RANDBETWEEN(0;16384);16)" office:value-type="string" office:string-value="3614" calcext:value-type="string">
            <text:p>3614</text:p>
          </table:table-cell>
          <table:table-cell table:formula="of:=BASE(RANDBETWEEN(0;16384);16)" office:value-type="string" office:string-value="36D2" calcext:value-type="string">
            <text:p>36D2</text:p>
          </table:table-cell>
          <table:table-cell table:formula="of:=BASE(RANDBETWEEN(0;16384);16)" office:value-type="string" office:string-value="147B" calcext:value-type="string">
            <text:p>147B</text:p>
          </table:table-cell>
          <table:table-cell table:formula="of:=BASE(RANDBETWEEN(0;16384);16)" office:value-type="string" office:string-value="2298" calcext:value-type="string">
            <text:p>2298</text:p>
          </table:table-cell>
          <table:table-cell table:formula="of:=BASE(RANDBETWEEN(0;16384);16)" office:value-type="string" office:string-value="83E" calcext:value-type="string">
            <text:p>83E</text:p>
          </table:table-cell>
        </table:table-row>
        <table:table-row table:style-name="ro1">
          <table:table-cell table:formula="of:=BASE(RANDBETWEEN(0;16384);16)" office:value-type="string" office:string-value="27A5" calcext:value-type="string">
            <text:p>27A5</text:p>
          </table:table-cell>
          <table:table-cell table:formula="of:=BASE(RANDBETWEEN(0;16384);16)" office:value-type="string" office:string-value="1039" calcext:value-type="string">
            <text:p>1039</text:p>
          </table:table-cell>
          <table:table-cell table:formula="of:=BASE(RANDBETWEEN(0;16384);16)" office:value-type="string" office:string-value="1D95" calcext:value-type="string">
            <text:p>1D95</text:p>
          </table:table-cell>
          <table:table-cell table:formula="of:=BASE(RANDBETWEEN(0;16384);16)" office:value-type="string" office:string-value="24B5" calcext:value-type="string">
            <text:p>24B5</text:p>
          </table:table-cell>
          <table:table-cell table:formula="of:=BASE(RANDBETWEEN(0;16384);16)" office:value-type="string" office:string-value="65A" calcext:value-type="string">
            <text:p>65A</text:p>
          </table:table-cell>
          <table:table-cell table:formula="of:=BASE(RANDBETWEEN(0;16384);16)" office:value-type="string" office:string-value="210A" calcext:value-type="string">
            <text:p>210A</text:p>
          </table:table-cell>
          <table:table-cell table:formula="of:=BASE(RANDBETWEEN(0;16384);16)" office:value-type="string" office:string-value="97D" calcext:value-type="string">
            <text:p>97D</text:p>
          </table:table-cell>
          <table:table-cell table:formula="of:=BASE(RANDBETWEEN(0;16384);16)" office:value-type="string" office:string-value="366C" calcext:value-type="string">
            <text:p>366C</text:p>
          </table:table-cell>
        </table:table-row>
        <table:table-row table:style-name="ro1">
          <table:table-cell table:formula="of:=BASE(RANDBETWEEN(0;16384);16)" office:value-type="string" office:string-value="3837" calcext:value-type="string">
            <text:p>3837</text:p>
          </table:table-cell>
          <table:table-cell table:formula="of:=BASE(RANDBETWEEN(0;16384);16)" office:value-type="string" office:string-value="39E7" calcext:value-type="string">
            <text:p>39E7</text:p>
          </table:table-cell>
          <table:table-cell table:formula="of:=BASE(RANDBETWEEN(0;16384);16)" office:value-type="string" office:string-value="2B41" calcext:value-type="string">
            <text:p>2B41</text:p>
          </table:table-cell>
          <table:table-cell table:formula="of:=BASE(RANDBETWEEN(0;16384);16)" office:value-type="string" office:string-value="153" calcext:value-type="string">
            <text:p>153</text:p>
          </table:table-cell>
          <table:table-cell table:formula="of:=BASE(RANDBETWEEN(0;16384);16)" office:value-type="string" office:string-value="2D7D" calcext:value-type="string">
            <text:p>2D7D</text:p>
          </table:table-cell>
          <table:table-cell table:formula="of:=BASE(RANDBETWEEN(0;16384);16)" office:value-type="string" office:string-value="24D5" calcext:value-type="string">
            <text:p>24D5</text:p>
          </table:table-cell>
          <table:table-cell table:formula="of:=BASE(RANDBETWEEN(0;16384);16)" office:value-type="string" office:string-value="2EBC" calcext:value-type="string">
            <text:p>2EBC</text:p>
          </table:table-cell>
          <table:table-cell table:formula="of:=BASE(RANDBETWEEN(0;16384);16)" office:value-type="string" office:string-value="37C6" calcext:value-type="string">
            <text:p>37C6</text:p>
          </table:table-cell>
        </table:table-row>
        <table:table-row table:style-name="ro1">
          <table:table-cell table:formula="of:=BASE(RANDBETWEEN(0;16384);16)" office:value-type="string" office:string-value="2D11" calcext:value-type="string">
            <text:p>2D11</text:p>
          </table:table-cell>
          <table:table-cell table:formula="of:=BASE(RANDBETWEEN(0;16384);16)" office:value-type="string" office:string-value="1A1A" calcext:value-type="string">
            <text:p>1A1A</text:p>
          </table:table-cell>
          <table:table-cell table:formula="of:=BASE(RANDBETWEEN(0;16384);16)" office:value-type="string" office:string-value="26A3" calcext:value-type="string">
            <text:p>26A3</text:p>
          </table:table-cell>
          <table:table-cell table:formula="of:=BASE(RANDBETWEEN(0;16384);16)" office:value-type="string" office:string-value="479" calcext:value-type="string">
            <text:p>479</text:p>
          </table:table-cell>
          <table:table-cell table:formula="of:=BASE(RANDBETWEEN(0;16384);16)" office:value-type="string" office:string-value="D05" calcext:value-type="string">
            <text:p>D05</text:p>
          </table:table-cell>
          <table:table-cell table:formula="of:=BASE(RANDBETWEEN(0;16384);16)" office:value-type="string" office:string-value="53" calcext:value-type="string">
            <text:p>53</text:p>
          </table:table-cell>
          <table:table-cell table:formula="of:=BASE(RANDBETWEEN(0;16384);16)" office:value-type="string" office:string-value="A79" calcext:value-type="string">
            <text:p>A79</text:p>
          </table:table-cell>
          <table:table-cell table:formula="of:=BASE(RANDBETWEEN(0;16384);16)" office:value-type="string" office:string-value="3B6A" calcext:value-type="string">
            <text:p>3B6A</text:p>
          </table:table-cell>
        </table:table-row>
        <table:table-row table:style-name="ro1">
          <table:table-cell table:formula="of:=BASE(RANDBETWEEN(0;16384);16)" office:value-type="string" office:string-value="2F5" calcext:value-type="string">
            <text:p>2F5</text:p>
          </table:table-cell>
          <table:table-cell table:formula="of:=BASE(RANDBETWEEN(0;16384);16)" office:value-type="string" office:string-value="3B8B" calcext:value-type="string">
            <text:p>3B8B</text:p>
          </table:table-cell>
          <table:table-cell table:formula="of:=BASE(RANDBETWEEN(0;16384);16)" office:value-type="string" office:string-value="3DEC" calcext:value-type="string">
            <text:p>3DEC</text:p>
          </table:table-cell>
          <table:table-cell table:formula="of:=BASE(RANDBETWEEN(0;16384);16)" office:value-type="string" office:string-value="2110" calcext:value-type="string">
            <text:p>2110</text:p>
          </table:table-cell>
          <table:table-cell table:formula="of:=BASE(RANDBETWEEN(0;16384);16)" office:value-type="string" office:string-value="3533" calcext:value-type="string">
            <text:p>3533</text:p>
          </table:table-cell>
          <table:table-cell table:formula="of:=BASE(RANDBETWEEN(0;16384);16)" office:value-type="string" office:string-value="109" calcext:value-type="string">
            <text:p>109</text:p>
          </table:table-cell>
          <table:table-cell table:formula="of:=BASE(RANDBETWEEN(0;16384);16)" office:value-type="string" office:string-value="2BE4" calcext:value-type="string">
            <text:p>2BE4</text:p>
          </table:table-cell>
          <table:table-cell table:formula="of:=BASE(RANDBETWEEN(0;16384);16)" office:value-type="string" office:string-value="1330" calcext:value-type="string">
            <text:p>1330</text:p>
          </table:table-cell>
        </table:table-row>
        <table:table-row table:style-name="ro1">
          <table:table-cell table:formula="of:=BASE(RANDBETWEEN(0;16384);16)" office:value-type="string" office:string-value="2D32" calcext:value-type="string">
            <text:p>2D32</text:p>
          </table:table-cell>
          <table:table-cell table:formula="of:=BASE(RANDBETWEEN(0;16384);16)" office:value-type="string" office:string-value="3E88" calcext:value-type="string">
            <text:p>3E88</text:p>
          </table:table-cell>
          <table:table-cell table:formula="of:=BASE(RANDBETWEEN(0;16384);16)" office:value-type="string" office:string-value="2FB5" calcext:value-type="string">
            <text:p>2FB5</text:p>
          </table:table-cell>
          <table:table-cell table:formula="of:=BASE(RANDBETWEEN(0;16384);16)" office:value-type="string" office:string-value="287B" calcext:value-type="string">
            <text:p>287B</text:p>
          </table:table-cell>
          <table:table-cell table:formula="of:=BASE(RANDBETWEEN(0;16384);16)" office:value-type="string" office:string-value="2293" calcext:value-type="string">
            <text:p>2293</text:p>
          </table:table-cell>
          <table:table-cell table:formula="of:=BASE(RANDBETWEEN(0;16384);16)" office:value-type="string" office:string-value="3D26" calcext:value-type="string">
            <text:p>3D26</text:p>
          </table:table-cell>
          <table:table-cell table:formula="of:=BASE(RANDBETWEEN(0;16384);16)" office:value-type="string" office:string-value="3D20" calcext:value-type="string">
            <text:p>3D20</text:p>
          </table:table-cell>
          <table:table-cell table:formula="of:=BASE(RANDBETWEEN(0;16384);16)" office:value-type="string" office:string-value="1B35" calcext:value-type="string">
            <text:p>1B35</text:p>
          </table:table-cell>
        </table:table-row>
        <table:table-row table:style-name="ro1">
          <table:table-cell table:formula="of:=BASE(RANDBETWEEN(0;16384);16)" office:value-type="string" office:string-value="2ABA" calcext:value-type="string">
            <text:p>2ABA</text:p>
          </table:table-cell>
          <table:table-cell table:formula="of:=BASE(RANDBETWEEN(0;16384);16)" office:value-type="string" office:string-value="36CF" calcext:value-type="string">
            <text:p>36CF</text:p>
          </table:table-cell>
          <table:table-cell table:formula="of:=BASE(RANDBETWEEN(0;16384);16)" office:value-type="string" office:string-value="136A" calcext:value-type="string">
            <text:p>136A</text:p>
          </table:table-cell>
          <table:table-cell table:formula="of:=BASE(RANDBETWEEN(0;16384);16)" office:value-type="string" office:string-value="429" calcext:value-type="string">
            <text:p>429</text:p>
          </table:table-cell>
          <table:table-cell table:formula="of:=BASE(RANDBETWEEN(0;16384);16)" office:value-type="string" office:string-value="3B84" calcext:value-type="string">
            <text:p>3B84</text:p>
          </table:table-cell>
          <table:table-cell table:formula="of:=BASE(RANDBETWEEN(0;16384);16)" office:value-type="string" office:string-value="32E2" calcext:value-type="string">
            <text:p>32E2</text:p>
          </table:table-cell>
          <table:table-cell table:formula="of:=BASE(RANDBETWEEN(0;16384);16)" office:value-type="string" office:string-value="DEB" calcext:value-type="string">
            <text:p>DEB</text:p>
          </table:table-cell>
          <table:table-cell table:formula="of:=BASE(RANDBETWEEN(0;16384);16)" office:value-type="string" office:string-value="3702" calcext:value-type="string">
            <text:p>3702</text:p>
          </table:table-cell>
        </table:table-row>
        <table:table-row table:style-name="ro1">
          <table:table-cell table:formula="of:=BASE(RANDBETWEEN(0;16384);16)" office:value-type="string" office:string-value="3A99" calcext:value-type="string">
            <text:p>3A99</text:p>
          </table:table-cell>
          <table:table-cell table:formula="of:=BASE(RANDBETWEEN(0;16384);16)" office:value-type="string" office:string-value="3AD9" calcext:value-type="string">
            <text:p>3AD9</text:p>
          </table:table-cell>
          <table:table-cell table:formula="of:=BASE(RANDBETWEEN(0;16384);16)" office:value-type="string" office:string-value="1012" calcext:value-type="string">
            <text:p>1012</text:p>
          </table:table-cell>
          <table:table-cell table:formula="of:=BASE(RANDBETWEEN(0;16384);16)" office:value-type="string" office:string-value="1BCB" calcext:value-type="string">
            <text:p>1BCB</text:p>
          </table:table-cell>
          <table:table-cell table:formula="of:=BASE(RANDBETWEEN(0;16384);16)" office:value-type="string" office:string-value="36D9" calcext:value-type="string">
            <text:p>36D9</text:p>
          </table:table-cell>
          <table:table-cell table:formula="of:=BASE(RANDBETWEEN(0;16384);16)" office:value-type="string" office:string-value="1A96" calcext:value-type="string">
            <text:p>1A96</text:p>
          </table:table-cell>
          <table:table-cell table:formula="of:=BASE(RANDBETWEEN(0;16384);16)" office:value-type="string" office:string-value="1392" calcext:value-type="string">
            <text:p>1392</text:p>
          </table:table-cell>
          <table:table-cell table:formula="of:=BASE(RANDBETWEEN(0;16384);16)" office:value-type="string" office:string-value="35B0" calcext:value-type="string">
            <text:p>35B0</text:p>
          </table:table-cell>
        </table:table-row>
        <table:table-row table:style-name="ro1">
          <table:table-cell table:formula="of:=BASE(RANDBETWEEN(0;16384);16)" office:value-type="string" office:string-value="2727" calcext:value-type="string">
            <text:p>2727</text:p>
          </table:table-cell>
          <table:table-cell table:formula="of:=BASE(RANDBETWEEN(0;16384);16)" office:value-type="string" office:string-value="37DA" calcext:value-type="string">
            <text:p>37DA</text:p>
          </table:table-cell>
          <table:table-cell table:formula="of:=BASE(RANDBETWEEN(0;16384);16)" office:value-type="string" office:string-value="37CD" calcext:value-type="string">
            <text:p>37CD</text:p>
          </table:table-cell>
          <table:table-cell table:formula="of:=BASE(RANDBETWEEN(0;16384);16)" office:value-type="string" office:string-value="C8F" calcext:value-type="string">
            <text:p>C8F</text:p>
          </table:table-cell>
          <table:table-cell table:formula="of:=BASE(RANDBETWEEN(0;16384);16)" office:value-type="string" office:string-value="3BC7" calcext:value-type="string">
            <text:p>3BC7</text:p>
          </table:table-cell>
          <table:table-cell table:formula="of:=BASE(RANDBETWEEN(0;16384);16)" office:value-type="string" office:string-value="26E2" calcext:value-type="string">
            <text:p>26E2</text:p>
          </table:table-cell>
          <table:table-cell table:formula="of:=BASE(RANDBETWEEN(0;16384);16)" office:value-type="string" office:string-value="2560" calcext:value-type="string">
            <text:p>2560</text:p>
          </table:table-cell>
          <table:table-cell table:formula="of:=BASE(RANDBETWEEN(0;16384);16)" office:value-type="string" office:string-value="1C25" calcext:value-type="string">
            <text:p>1C25</text:p>
          </table:table-cell>
        </table:table-row>
        <table:table-row table:style-name="ro1">
          <table:table-cell table:formula="of:=BASE(RANDBETWEEN(0;16384);16)" office:value-type="string" office:string-value="1AE3" calcext:value-type="string">
            <text:p>1AE3</text:p>
          </table:table-cell>
          <table:table-cell table:formula="of:=BASE(RANDBETWEEN(0;16384);16)" office:value-type="string" office:string-value="2C99" calcext:value-type="string">
            <text:p>2C99</text:p>
          </table:table-cell>
          <table:table-cell table:formula="of:=BASE(RANDBETWEEN(0;16384);16)" office:value-type="string" office:string-value="1818" calcext:value-type="string">
            <text:p>1818</text:p>
          </table:table-cell>
          <table:table-cell table:formula="of:=BASE(RANDBETWEEN(0;16384);16)" office:value-type="string" office:string-value="2D59" calcext:value-type="string">
            <text:p>2D59</text:p>
          </table:table-cell>
          <table:table-cell table:formula="of:=BASE(RANDBETWEEN(0;16384);16)" office:value-type="string" office:string-value="2DCC" calcext:value-type="string">
            <text:p>2DCC</text:p>
          </table:table-cell>
          <table:table-cell table:formula="of:=BASE(RANDBETWEEN(0;16384);16)" office:value-type="string" office:string-value="1EF4" calcext:value-type="string">
            <text:p>1EF4</text:p>
          </table:table-cell>
          <table:table-cell table:formula="of:=BASE(RANDBETWEEN(0;16384);16)" office:value-type="string" office:string-value="26A7" calcext:value-type="string">
            <text:p>26A7</text:p>
          </table:table-cell>
          <table:table-cell table:formula="of:=BASE(RANDBETWEEN(0;16384);16)" office:value-type="string" office:string-value="22EC" calcext:value-type="string">
            <text:p>22EC</text:p>
          </table:table-cell>
        </table:table-row>
        <table:table-row table:style-name="ro1">
          <table:table-cell table:formula="of:=BASE(RANDBETWEEN(0;16384);16)" office:value-type="string" office:string-value="1C97" calcext:value-type="string">
            <text:p>1C97</text:p>
          </table:table-cell>
          <table:table-cell table:formula="of:=BASE(RANDBETWEEN(0;16384);16)" office:value-type="string" office:string-value="2E96" calcext:value-type="string">
            <text:p>2E96</text:p>
          </table:table-cell>
          <table:table-cell table:formula="of:=BASE(RANDBETWEEN(0;16384);16)" office:value-type="string" office:string-value="1FE0" calcext:value-type="string">
            <text:p>1FE0</text:p>
          </table:table-cell>
          <table:table-cell table:formula="of:=BASE(RANDBETWEEN(0;16384);16)" office:value-type="string" office:string-value="14B1" calcext:value-type="string">
            <text:p>14B1</text:p>
          </table:table-cell>
          <table:table-cell table:formula="of:=BASE(RANDBETWEEN(0;16384);16)" office:value-type="string" office:string-value="2C5D" calcext:value-type="string">
            <text:p>2C5D</text:p>
          </table:table-cell>
          <table:table-cell table:formula="of:=BASE(RANDBETWEEN(0;16384);16)" office:value-type="string" office:string-value="3403" calcext:value-type="string">
            <text:p>3403</text:p>
          </table:table-cell>
          <table:table-cell table:formula="of:=BASE(RANDBETWEEN(0;16384);16)" office:value-type="string" office:string-value="28C9" calcext:value-type="string">
            <text:p>28C9</text:p>
          </table:table-cell>
          <table:table-cell table:formula="of:=BASE(RANDBETWEEN(0;16384);16)" office:value-type="string" office:string-value="3A43" calcext:value-type="string">
            <text:p>3A43</text:p>
          </table:table-cell>
        </table:table-row>
        <table:table-row table:style-name="ro1">
          <table:table-cell table:formula="of:=BASE(RANDBETWEEN(0;16384);16)" office:value-type="string" office:string-value="2ECB" calcext:value-type="string">
            <text:p>2ECB</text:p>
          </table:table-cell>
          <table:table-cell table:formula="of:=BASE(RANDBETWEEN(0;16384);16)" office:value-type="string" office:string-value="34E4" calcext:value-type="string">
            <text:p>34E4</text:p>
          </table:table-cell>
          <table:table-cell table:formula="of:=BASE(RANDBETWEEN(0;16384);16)" office:value-type="string" office:string-value="1285" calcext:value-type="string">
            <text:p>1285</text:p>
          </table:table-cell>
          <table:table-cell table:formula="of:=BASE(RANDBETWEEN(0;16384);16)" office:value-type="string" office:string-value="399" calcext:value-type="string">
            <text:p>399</text:p>
          </table:table-cell>
          <table:table-cell table:formula="of:=BASE(RANDBETWEEN(0;16384);16)" office:value-type="string" office:string-value="2090" calcext:value-type="string">
            <text:p>2090</text:p>
          </table:table-cell>
          <table:table-cell table:formula="of:=BASE(RANDBETWEEN(0;16384);16)" office:value-type="string" office:string-value="E95" calcext:value-type="string">
            <text:p>E95</text:p>
          </table:table-cell>
          <table:table-cell table:formula="of:=BASE(RANDBETWEEN(0;16384);16)" office:value-type="string" office:string-value="1278" calcext:value-type="string">
            <text:p>1278</text:p>
          </table:table-cell>
          <table:table-cell table:formula="of:=BASE(RANDBETWEEN(0;16384);16)" office:value-type="string" office:string-value="1174" calcext:value-type="string">
            <text:p>1174</text:p>
          </table:table-cell>
        </table:table-row>
        <table:table-row table:style-name="ro1">
          <table:table-cell table:formula="of:=BASE(RANDBETWEEN(0;16384);16)" office:value-type="string" office:string-value="1E92" calcext:value-type="string">
            <text:p>1E92</text:p>
          </table:table-cell>
          <table:table-cell table:formula="of:=BASE(RANDBETWEEN(0;16384);16)" office:value-type="string" office:string-value="276B" calcext:value-type="string">
            <text:p>276B</text:p>
          </table:table-cell>
          <table:table-cell table:formula="of:=BASE(RANDBETWEEN(0;16384);16)" office:value-type="string" office:string-value="C05" calcext:value-type="string">
            <text:p>C05</text:p>
          </table:table-cell>
          <table:table-cell table:formula="of:=BASE(RANDBETWEEN(0;16384);16)" office:value-type="string" office:string-value="25E2" calcext:value-type="string">
            <text:p>25E2</text:p>
          </table:table-cell>
          <table:table-cell table:formula="of:=BASE(RANDBETWEEN(0;16384);16)" office:value-type="string" office:string-value="D17" calcext:value-type="string">
            <text:p>D17</text:p>
          </table:table-cell>
          <table:table-cell table:formula="of:=BASE(RANDBETWEEN(0;16384);16)" office:value-type="string" office:string-value="1909" calcext:value-type="string">
            <text:p>1909</text:p>
          </table:table-cell>
          <table:table-cell table:formula="of:=BASE(RANDBETWEEN(0;16384);16)" office:value-type="string" office:string-value="23C0" calcext:value-type="string">
            <text:p>23C0</text:p>
          </table:table-cell>
          <table:table-cell table:formula="of:=BASE(RANDBETWEEN(0;16384);16)" office:value-type="string" office:string-value="2613" calcext:value-type="string">
            <text:p>2613</text:p>
          </table:table-cell>
        </table:table-row>
        <table:table-row table:style-name="ro1">
          <table:table-cell table:formula="of:=BASE(RANDBETWEEN(0;16384);16)" office:value-type="string" office:string-value="25D6" calcext:value-type="string">
            <text:p>25D6</text:p>
          </table:table-cell>
          <table:table-cell table:formula="of:=BASE(RANDBETWEEN(0;16384);16)" office:value-type="string" office:string-value="1EA3" calcext:value-type="string">
            <text:p>1EA3</text:p>
          </table:table-cell>
          <table:table-cell table:formula="of:=BASE(RANDBETWEEN(0;16384);16)" office:value-type="string" office:string-value="2B1F" calcext:value-type="string">
            <text:p>2B1F</text:p>
          </table:table-cell>
          <table:table-cell table:formula="of:=BASE(RANDBETWEEN(0;16384);16)" office:value-type="string" office:string-value="5DE" calcext:value-type="string">
            <text:p>5DE</text:p>
          </table:table-cell>
          <table:table-cell table:formula="of:=BASE(RANDBETWEEN(0;16384);16)" office:value-type="string" office:string-value="20F4" calcext:value-type="string">
            <text:p>20F4</text:p>
          </table:table-cell>
          <table:table-cell table:formula="of:=BASE(RANDBETWEEN(0;16384);16)" office:value-type="string" office:string-value="3ADE" calcext:value-type="string">
            <text:p>3ADE</text:p>
          </table:table-cell>
          <table:table-cell table:formula="of:=BASE(RANDBETWEEN(0;16384);16)" office:value-type="string" office:string-value="C12" calcext:value-type="string">
            <text:p>C12</text:p>
          </table:table-cell>
          <table:table-cell table:formula="of:=BASE(RANDBETWEEN(0;16384);16)" office:value-type="string" office:string-value="3210" calcext:value-type="string">
            <text:p>3210</text:p>
          </table:table-cell>
        </table:table-row>
        <table:table-row table:style-name="ro1">
          <table:table-cell table:formula="of:=BASE(RANDBETWEEN(0;16384);16)" office:value-type="string" office:string-value="33D1" calcext:value-type="string">
            <text:p>33D1</text:p>
          </table:table-cell>
          <table:table-cell table:formula="of:=BASE(RANDBETWEEN(0;16384);16)" office:value-type="string" office:string-value="D68" calcext:value-type="string">
            <text:p>D68</text:p>
          </table:table-cell>
          <table:table-cell table:formula="of:=BASE(RANDBETWEEN(0;16384);16)" office:value-type="string" office:string-value="154B" calcext:value-type="string">
            <text:p>154B</text:p>
          </table:table-cell>
          <table:table-cell table:formula="of:=BASE(RANDBETWEEN(0;16384);16)" office:value-type="string" office:string-value="2CD7" calcext:value-type="string">
            <text:p>2CD7</text:p>
          </table:table-cell>
          <table:table-cell table:formula="of:=BASE(RANDBETWEEN(0;16384);16)" office:value-type="string" office:string-value="387E" calcext:value-type="string">
            <text:p>387E</text:p>
          </table:table-cell>
          <table:table-cell table:formula="of:=BASE(RANDBETWEEN(0;16384);16)" office:value-type="string" office:string-value="741" calcext:value-type="string">
            <text:p>741</text:p>
          </table:table-cell>
          <table:table-cell table:formula="of:=BASE(RANDBETWEEN(0;16384);16)" office:value-type="string" office:string-value="D04" calcext:value-type="string">
            <text:p>D04</text:p>
          </table:table-cell>
          <table:table-cell table:formula="of:=BASE(RANDBETWEEN(0;16384);16)" office:value-type="string" office:string-value="3582" calcext:value-type="string">
            <text:p>3582</text:p>
          </table:table-cell>
        </table:table-row>
        <table:table-row table:style-name="ro1">
          <table:table-cell table:formula="of:=BASE(RANDBETWEEN(0;16384);16)" office:value-type="string" office:string-value="312B" calcext:value-type="string">
            <text:p>312B</text:p>
          </table:table-cell>
          <table:table-cell table:formula="of:=BASE(RANDBETWEEN(0;16384);16)" office:value-type="string" office:string-value="15BC" calcext:value-type="string">
            <text:p>15BC</text:p>
          </table:table-cell>
          <table:table-cell table:formula="of:=BASE(RANDBETWEEN(0;16384);16)" office:value-type="string" office:string-value="178E" calcext:value-type="string">
            <text:p>178E</text:p>
          </table:table-cell>
          <table:table-cell table:formula="of:=BASE(RANDBETWEEN(0;16384);16)" office:value-type="string" office:string-value="4A7" calcext:value-type="string">
            <text:p>4A7</text:p>
          </table:table-cell>
          <table:table-cell table:formula="of:=BASE(RANDBETWEEN(0;16384);16)" office:value-type="string" office:string-value="1228" calcext:value-type="string">
            <text:p>1228</text:p>
          </table:table-cell>
          <table:table-cell table:formula="of:=BASE(RANDBETWEEN(0;16384);16)" office:value-type="string" office:string-value="2135" calcext:value-type="string">
            <text:p>2135</text:p>
          </table:table-cell>
          <table:table-cell table:formula="of:=BASE(RANDBETWEEN(0;16384);16)" office:value-type="string" office:string-value="318B" calcext:value-type="string">
            <text:p>318B</text:p>
          </table:table-cell>
          <table:table-cell table:formula="of:=BASE(RANDBETWEEN(0;16384);16)" office:value-type="string" office:string-value="1B57" calcext:value-type="string">
            <text:p>1B57</text:p>
          </table:table-cell>
        </table:table-row>
        <table:table-row table:style-name="ro1">
          <table:table-cell table:formula="of:=BASE(RANDBETWEEN(0;16384);16)" office:value-type="string" office:string-value="3944" calcext:value-type="string">
            <text:p>3944</text:p>
          </table:table-cell>
          <table:table-cell table:formula="of:=BASE(RANDBETWEEN(0;16384);16)" office:value-type="string" office:string-value="342B" calcext:value-type="string">
            <text:p>342B</text:p>
          </table:table-cell>
          <table:table-cell table:formula="of:=BASE(RANDBETWEEN(0;16384);16)" office:value-type="string" office:string-value="29C0" calcext:value-type="string">
            <text:p>29C0</text:p>
          </table:table-cell>
          <table:table-cell table:formula="of:=BASE(RANDBETWEEN(0;16384);16)" office:value-type="string" office:string-value="118C" calcext:value-type="string">
            <text:p>118C</text:p>
          </table:table-cell>
          <table:table-cell table:formula="of:=BASE(RANDBETWEEN(0;16384);16)" office:value-type="string" office:string-value="35AE" calcext:value-type="string">
            <text:p>35AE</text:p>
          </table:table-cell>
          <table:table-cell table:formula="of:=BASE(RANDBETWEEN(0;16384);16)" office:value-type="string" office:string-value="188A" calcext:value-type="string">
            <text:p>188A</text:p>
          </table:table-cell>
          <table:table-cell table:formula="of:=BASE(RANDBETWEEN(0;16384);16)" office:value-type="string" office:string-value="32C3" calcext:value-type="string">
            <text:p>32C3</text:p>
          </table:table-cell>
          <table:table-cell table:formula="of:=BASE(RANDBETWEEN(0;16384);16)" office:value-type="string" office:string-value="19C8" calcext:value-type="string">
            <text:p>19C8</text:p>
          </table:table-cell>
        </table:table-row>
        <table:table-row table:style-name="ro1">
          <table:table-cell table:formula="of:=BASE(RANDBETWEEN(0;16384);16)" office:value-type="string" office:string-value="74D" calcext:value-type="string">
            <text:p>74D</text:p>
          </table:table-cell>
          <table:table-cell table:formula="of:=BASE(RANDBETWEEN(0;16384);16)" office:value-type="string" office:string-value="283A" calcext:value-type="string">
            <text:p>283A</text:p>
          </table:table-cell>
          <table:table-cell table:formula="of:=BASE(RANDBETWEEN(0;16384);16)" office:value-type="string" office:string-value="2B5F" calcext:value-type="string">
            <text:p>2B5F</text:p>
          </table:table-cell>
          <table:table-cell table:formula="of:=BASE(RANDBETWEEN(0;16384);16)" office:value-type="string" office:string-value="2DDB" calcext:value-type="string">
            <text:p>2DDB</text:p>
          </table:table-cell>
          <table:table-cell table:formula="of:=BASE(RANDBETWEEN(0;16384);16)" office:value-type="string" office:string-value="1A6" calcext:value-type="string">
            <text:p>1A6</text:p>
          </table:table-cell>
          <table:table-cell table:formula="of:=BASE(RANDBETWEEN(0;16384);16)" office:value-type="string" office:string-value="35" calcext:value-type="string">
            <text:p>35</text:p>
          </table:table-cell>
          <table:table-cell table:formula="of:=BASE(RANDBETWEEN(0;16384);16)" office:value-type="string" office:string-value="11BC" calcext:value-type="string">
            <text:p>11BC</text:p>
          </table:table-cell>
          <table:table-cell table:formula="of:=BASE(RANDBETWEEN(0;16384);16)" office:value-type="string" office:string-value="3E8B" calcext:value-type="string">
            <text:p>3E8B</text:p>
          </table:table-cell>
        </table:table-row>
        <table:table-row table:style-name="ro1">
          <table:table-cell table:formula="of:=BASE(RANDBETWEEN(0;16384);16)" office:value-type="string" office:string-value="301C" calcext:value-type="string">
            <text:p>301C</text:p>
          </table:table-cell>
          <table:table-cell table:formula="of:=BASE(RANDBETWEEN(0;16384);16)" office:value-type="string" office:string-value="1056" calcext:value-type="string">
            <text:p>1056</text:p>
          </table:table-cell>
          <table:table-cell table:formula="of:=BASE(RANDBETWEEN(0;16384);16)" office:value-type="string" office:string-value="57B" calcext:value-type="string">
            <text:p>57B</text:p>
          </table:table-cell>
          <table:table-cell table:formula="of:=BASE(RANDBETWEEN(0;16384);16)" office:value-type="string" office:string-value="92E" calcext:value-type="string">
            <text:p>92E</text:p>
          </table:table-cell>
          <table:table-cell table:formula="of:=BASE(RANDBETWEEN(0;16384);16)" office:value-type="string" office:string-value="2435" calcext:value-type="string">
            <text:p>2435</text:p>
          </table:table-cell>
          <table:table-cell table:formula="of:=BASE(RANDBETWEEN(0;16384);16)" office:value-type="string" office:string-value="1A" calcext:value-type="string">
            <text:p>1A</text:p>
          </table:table-cell>
          <table:table-cell table:formula="of:=BASE(RANDBETWEEN(0;16384);16)" office:value-type="string" office:string-value="3E7E" calcext:value-type="string">
            <text:p>3E7E</text:p>
          </table:table-cell>
          <table:table-cell table:formula="of:=BASE(RANDBETWEEN(0;16384);16)" office:value-type="string" office:string-value="25B7" calcext:value-type="string">
            <text:p>25B7</text:p>
          </table:table-cell>
        </table:table-row>
        <table:table-row table:style-name="ro1">
          <table:table-cell table:formula="of:=BASE(RANDBETWEEN(0;16384);16)" office:value-type="string" office:string-value="224C" calcext:value-type="string">
            <text:p>224C</text:p>
          </table:table-cell>
          <table:table-cell table:formula="of:=BASE(RANDBETWEEN(0;16384);16)" office:value-type="string" office:string-value="72D" calcext:value-type="string">
            <text:p>72D</text:p>
          </table:table-cell>
          <table:table-cell table:formula="of:=BASE(RANDBETWEEN(0;16384);16)" office:value-type="string" office:string-value="4FF" calcext:value-type="string">
            <text:p>4FF</text:p>
          </table:table-cell>
          <table:table-cell table:formula="of:=BASE(RANDBETWEEN(0;16384);16)" office:value-type="string" office:string-value="1CEF" calcext:value-type="string">
            <text:p>1CEF</text:p>
          </table:table-cell>
          <table:table-cell table:formula="of:=BASE(RANDBETWEEN(0;16384);16)" office:value-type="string" office:string-value="2C86" calcext:value-type="string">
            <text:p>2C86</text:p>
          </table:table-cell>
          <table:table-cell table:formula="of:=BASE(RANDBETWEEN(0;16384);16)" office:value-type="string" office:string-value="1B3F" calcext:value-type="string">
            <text:p>1B3F</text:p>
          </table:table-cell>
          <table:table-cell table:formula="of:=BASE(RANDBETWEEN(0;16384);16)" office:value-type="string" office:string-value="32CB" calcext:value-type="string">
            <text:p>32CB</text:p>
          </table:table-cell>
          <table:table-cell table:formula="of:=BASE(RANDBETWEEN(0;16384);16)" office:value-type="string" office:string-value="35B8" calcext:value-type="string">
            <text:p>35B8</text:p>
          </table:table-cell>
        </table:table-row>
        <table:table-row table:style-name="ro1">
          <table:table-cell table:formula="of:=BASE(RANDBETWEEN(0;16384);16)" office:value-type="string" office:string-value="3D0F" calcext:value-type="string">
            <text:p>3D0F</text:p>
          </table:table-cell>
          <table:table-cell table:formula="of:=BASE(RANDBETWEEN(0;16384);16)" office:value-type="string" office:string-value="31BD" calcext:value-type="string">
            <text:p>31BD</text:p>
          </table:table-cell>
          <table:table-cell table:formula="of:=BASE(RANDBETWEEN(0;16384);16)" office:value-type="string" office:string-value="2DB5" calcext:value-type="string">
            <text:p>2DB5</text:p>
          </table:table-cell>
          <table:table-cell table:formula="of:=BASE(RANDBETWEEN(0;16384);16)" office:value-type="string" office:string-value="E1C" calcext:value-type="string">
            <text:p>E1C</text:p>
          </table:table-cell>
          <table:table-cell table:formula="of:=BASE(RANDBETWEEN(0;16384);16)" office:value-type="string" office:string-value="3EB9" calcext:value-type="string">
            <text:p>3EB9</text:p>
          </table:table-cell>
          <table:table-cell table:formula="of:=BASE(RANDBETWEEN(0;16384);16)" office:value-type="string" office:string-value="23DB" calcext:value-type="string">
            <text:p>23DB</text:p>
          </table:table-cell>
          <table:table-cell table:formula="of:=BASE(RANDBETWEEN(0;16384);16)" office:value-type="string" office:string-value="2B1C" calcext:value-type="string">
            <text:p>2B1C</text:p>
          </table:table-cell>
          <table:table-cell table:formula="of:=BASE(RANDBETWEEN(0;16384);16)" office:value-type="string" office:string-value="3F11" calcext:value-type="string">
            <text:p>3F11</text:p>
          </table:table-cell>
        </table:table-row>
        <table:table-row table:style-name="ro1">
          <table:table-cell table:formula="of:=BASE(RANDBETWEEN(0;16384);16)" office:value-type="string" office:string-value="1068" calcext:value-type="string">
            <text:p>1068</text:p>
          </table:table-cell>
          <table:table-cell table:formula="of:=BASE(RANDBETWEEN(0;16384);16)" office:value-type="string" office:string-value="16C1" calcext:value-type="string">
            <text:p>16C1</text:p>
          </table:table-cell>
          <table:table-cell table:formula="of:=BASE(RANDBETWEEN(0;16384);16)" office:value-type="string" office:string-value="240D" calcext:value-type="string">
            <text:p>240D</text:p>
          </table:table-cell>
          <table:table-cell table:formula="of:=BASE(RANDBETWEEN(0;16384);16)" office:value-type="string" office:string-value="2C70" calcext:value-type="string">
            <text:p>2C70</text:p>
          </table:table-cell>
          <table:table-cell table:formula="of:=BASE(RANDBETWEEN(0;16384);16)" office:value-type="string" office:string-value="2919" calcext:value-type="string">
            <text:p>2919</text:p>
          </table:table-cell>
          <table:table-cell table:formula="of:=BASE(RANDBETWEEN(0;16384);16)" office:value-type="string" office:string-value="32AA" calcext:value-type="string">
            <text:p>32AA</text:p>
          </table:table-cell>
          <table:table-cell table:formula="of:=BASE(RANDBETWEEN(0;16384);16)" office:value-type="string" office:string-value="2035" calcext:value-type="string">
            <text:p>2035</text:p>
          </table:table-cell>
          <table:table-cell table:formula="of:=BASE(RANDBETWEEN(0;16384);16)" office:value-type="string" office:string-value="7CD" calcext:value-type="string">
            <text:p>7CD</text:p>
          </table:table-cell>
        </table:table-row>
        <table:table-row table:style-name="ro1">
          <table:table-cell table:formula="of:=BASE(RANDBETWEEN(0;16384);16)" office:value-type="string" office:string-value="1D2E" calcext:value-type="string">
            <text:p>1D2E</text:p>
          </table:table-cell>
          <table:table-cell table:formula="of:=BASE(RANDBETWEEN(0;16384);16)" office:value-type="string" office:string-value="3127" calcext:value-type="string">
            <text:p>3127</text:p>
          </table:table-cell>
          <table:table-cell table:formula="of:=BASE(RANDBETWEEN(0;16384);16)" office:value-type="string" office:string-value="29BD" calcext:value-type="string">
            <text:p>29BD</text:p>
          </table:table-cell>
          <table:table-cell table:formula="of:=BASE(RANDBETWEEN(0;16384);16)" office:value-type="string" office:string-value="2753" calcext:value-type="string">
            <text:p>2753</text:p>
          </table:table-cell>
          <table:table-cell table:formula="of:=BASE(RANDBETWEEN(0;16384);16)" office:value-type="string" office:string-value="29CF" calcext:value-type="string">
            <text:p>29CF</text:p>
          </table:table-cell>
          <table:table-cell table:formula="of:=BASE(RANDBETWEEN(0;16384);16)" office:value-type="string" office:string-value="C79" calcext:value-type="string">
            <text:p>C79</text:p>
          </table:table-cell>
          <table:table-cell table:formula="of:=BASE(RANDBETWEEN(0;16384);16)" office:value-type="string" office:string-value="2517" calcext:value-type="string">
            <text:p>2517</text:p>
          </table:table-cell>
          <table:table-cell table:formula="of:=BASE(RANDBETWEEN(0;16384);16)" office:value-type="string" office:string-value="2151" calcext:value-type="string">
            <text:p>2151</text:p>
          </table:table-cell>
        </table:table-row>
        <table:table-row table:style-name="ro1">
          <table:table-cell table:formula="of:=BASE(RANDBETWEEN(0;16384);16)" office:value-type="string" office:string-value="2387" calcext:value-type="string">
            <text:p>2387</text:p>
          </table:table-cell>
          <table:table-cell table:formula="of:=BASE(RANDBETWEEN(0;16384);16)" office:value-type="string" office:string-value="1364" calcext:value-type="string">
            <text:p>1364</text:p>
          </table:table-cell>
          <table:table-cell table:formula="of:=BASE(RANDBETWEEN(0;16384);16)" office:value-type="string" office:string-value="860" calcext:value-type="string">
            <text:p>860</text:p>
          </table:table-cell>
          <table:table-cell table:formula="of:=BASE(RANDBETWEEN(0;16384);16)" office:value-type="string" office:string-value="2745" calcext:value-type="string">
            <text:p>2745</text:p>
          </table:table-cell>
          <table:table-cell table:formula="of:=BASE(RANDBETWEEN(0;16384);16)" office:value-type="string" office:string-value="C9B" calcext:value-type="string">
            <text:p>C9B</text:p>
          </table:table-cell>
          <table:table-cell table:formula="of:=BASE(RANDBETWEEN(0;16384);16)" office:value-type="string" office:string-value="902" calcext:value-type="string">
            <text:p>902</text:p>
          </table:table-cell>
          <table:table-cell table:formula="of:=BASE(RANDBETWEEN(0;16384);16)" office:value-type="string" office:string-value="2A06" calcext:value-type="string">
            <text:p>2A06</text:p>
          </table:table-cell>
          <table:table-cell table:formula="of:=BASE(RANDBETWEEN(0;16384);16)" office:value-type="string" office:string-value="D0A" calcext:value-type="string">
            <text:p>D0A</text:p>
          </table:table-cell>
        </table:table-row>
        <table:table-row table:style-name="ro1">
          <table:table-cell table:formula="of:=BASE(RANDBETWEEN(0;16384);16)" office:value-type="string" office:string-value="E4E" calcext:value-type="string">
            <text:p>E4E</text:p>
          </table:table-cell>
          <table:table-cell table:formula="of:=BASE(RANDBETWEEN(0;16384);16)" office:value-type="string" office:string-value="3DE" calcext:value-type="string">
            <text:p>3DE</text:p>
          </table:table-cell>
          <table:table-cell table:formula="of:=BASE(RANDBETWEEN(0;16384);16)" office:value-type="string" office:string-value="3DCC" calcext:value-type="string">
            <text:p>3DCC</text:p>
          </table:table-cell>
          <table:table-cell table:formula="of:=BASE(RANDBETWEEN(0;16384);16)" office:value-type="string" office:string-value="1F1D" calcext:value-type="string">
            <text:p>1F1D</text:p>
          </table:table-cell>
          <table:table-cell table:formula="of:=BASE(RANDBETWEEN(0;16384);16)" office:value-type="string" office:string-value="339B" calcext:value-type="string">
            <text:p>339B</text:p>
          </table:table-cell>
          <table:table-cell table:formula="of:=BASE(RANDBETWEEN(0;16384);16)" office:value-type="string" office:string-value="2E6" calcext:value-type="string">
            <text:p>2E6</text:p>
          </table:table-cell>
          <table:table-cell table:formula="of:=BASE(RANDBETWEEN(0;16384);16)" office:value-type="string" office:string-value="3A00" calcext:value-type="string">
            <text:p>3A00</text:p>
          </table:table-cell>
          <table:table-cell table:formula="of:=BASE(RANDBETWEEN(0;16384);16)" office:value-type="string" office:string-value="37B6" calcext:value-type="string">
            <text:p>37B6</text:p>
          </table:table-cell>
        </table:table-row>
        <table:table-row table:style-name="ro1">
          <table:table-cell table:formula="of:=BASE(RANDBETWEEN(0;16384);16)" office:value-type="string" office:string-value="3941" calcext:value-type="string">
            <text:p>3941</text:p>
          </table:table-cell>
          <table:table-cell table:formula="of:=BASE(RANDBETWEEN(0;16384);16)" office:value-type="string" office:string-value="2336" calcext:value-type="string">
            <text:p>2336</text:p>
          </table:table-cell>
          <table:table-cell table:formula="of:=BASE(RANDBETWEEN(0;16384);16)" office:value-type="string" office:string-value="3E96" calcext:value-type="string">
            <text:p>3E96</text:p>
          </table:table-cell>
          <table:table-cell table:formula="of:=BASE(RANDBETWEEN(0;16384);16)" office:value-type="string" office:string-value="1BB7" calcext:value-type="string">
            <text:p>1BB7</text:p>
          </table:table-cell>
          <table:table-cell table:formula="of:=BASE(RANDBETWEEN(0;16384);16)" office:value-type="string" office:string-value="3895" calcext:value-type="string">
            <text:p>3895</text:p>
          </table:table-cell>
          <table:table-cell table:formula="of:=BASE(RANDBETWEEN(0;16384);16)" office:value-type="string" office:string-value="8AE" calcext:value-type="string">
            <text:p>8AE</text:p>
          </table:table-cell>
          <table:table-cell table:formula="of:=BASE(RANDBETWEEN(0;16384);16)" office:value-type="string" office:string-value="2BAC" calcext:value-type="string">
            <text:p>2BAC</text:p>
          </table:table-cell>
          <table:table-cell table:formula="of:=BASE(RANDBETWEEN(0;16384);16)" office:value-type="string" office:string-value="270B" calcext:value-type="string">
            <text:p>270B</text:p>
          </table:table-cell>
        </table:table-row>
        <table:table-row table:style-name="ro1">
          <table:table-cell table:formula="of:=BASE(RANDBETWEEN(0;16384);16)" office:value-type="string" office:string-value="BD5" calcext:value-type="string">
            <text:p>BD5</text:p>
          </table:table-cell>
          <table:table-cell table:formula="of:=BASE(RANDBETWEEN(0;16384);16)" office:value-type="string" office:string-value="B02" calcext:value-type="string">
            <text:p>B02</text:p>
          </table:table-cell>
          <table:table-cell table:formula="of:=BASE(RANDBETWEEN(0;16384);16)" office:value-type="string" office:string-value="397C" calcext:value-type="string">
            <text:p>397C</text:p>
          </table:table-cell>
          <table:table-cell table:formula="of:=BASE(RANDBETWEEN(0;16384);16)" office:value-type="string" office:string-value="25B9" calcext:value-type="string">
            <text:p>25B9</text:p>
          </table:table-cell>
          <table:table-cell table:formula="of:=BASE(RANDBETWEEN(0;16384);16)" office:value-type="string" office:string-value="3C7B" calcext:value-type="string">
            <text:p>3C7B</text:p>
          </table:table-cell>
          <table:table-cell table:formula="of:=BASE(RANDBETWEEN(0;16384);16)" office:value-type="string" office:string-value="1D48" calcext:value-type="string">
            <text:p>1D48</text:p>
          </table:table-cell>
          <table:table-cell table:formula="of:=BASE(RANDBETWEEN(0;16384);16)" office:value-type="string" office:string-value="F59" calcext:value-type="string">
            <text:p>F59</text:p>
          </table:table-cell>
          <table:table-cell table:formula="of:=BASE(RANDBETWEEN(0;16384);16)" office:value-type="string" office:string-value="102" calcext:value-type="string">
            <text:p>102</text:p>
          </table:table-cell>
        </table:table-row>
        <table:table-row table:style-name="ro1">
          <table:table-cell table:formula="of:=BASE(RANDBETWEEN(0;16384);16)" office:value-type="string" office:string-value="3C76" calcext:value-type="string">
            <text:p>3C76</text:p>
          </table:table-cell>
          <table:table-cell table:formula="of:=BASE(RANDBETWEEN(0;16384);16)" office:value-type="string" office:string-value="1A3A" calcext:value-type="string">
            <text:p>1A3A</text:p>
          </table:table-cell>
          <table:table-cell table:formula="of:=BASE(RANDBETWEEN(0;16384);16)" office:value-type="string" office:string-value="326C" calcext:value-type="string">
            <text:p>326C</text:p>
          </table:table-cell>
          <table:table-cell table:formula="of:=BASE(RANDBETWEEN(0;16384);16)" office:value-type="string" office:string-value="257A" calcext:value-type="string">
            <text:p>257A</text:p>
          </table:table-cell>
          <table:table-cell table:formula="of:=BASE(RANDBETWEEN(0;16384);16)" office:value-type="string" office:string-value="2E28" calcext:value-type="string">
            <text:p>2E28</text:p>
          </table:table-cell>
          <table:table-cell table:formula="of:=BASE(RANDBETWEEN(0;16384);16)" office:value-type="string" office:string-value="1933" calcext:value-type="string">
            <text:p>1933</text:p>
          </table:table-cell>
          <table:table-cell table:formula="of:=BASE(RANDBETWEEN(0;16384);16)" office:value-type="string" office:string-value="16B9" calcext:value-type="string">
            <text:p>16B9</text:p>
          </table:table-cell>
          <table:table-cell table:formula="of:=BASE(RANDBETWEEN(0;16384);16)" office:value-type="string" office:string-value="1ECA" calcext:value-type="string">
            <text:p>1ECA</text:p>
          </table:table-cell>
        </table:table-row>
        <table:table-row table:style-name="ro1">
          <table:table-cell table:formula="of:=BASE(RANDBETWEEN(0;16384);16)" office:value-type="string" office:string-value="28D" calcext:value-type="string">
            <text:p>28D</text:p>
          </table:table-cell>
          <table:table-cell table:formula="of:=BASE(RANDBETWEEN(0;16384);16)" office:value-type="string" office:string-value="202E" calcext:value-type="string">
            <text:p>202E</text:p>
          </table:table-cell>
          <table:table-cell table:formula="of:=BASE(RANDBETWEEN(0;16384);16)" office:value-type="string" office:string-value="263C" calcext:value-type="string">
            <text:p>263C</text:p>
          </table:table-cell>
          <table:table-cell table:formula="of:=BASE(RANDBETWEEN(0;16384);16)" office:value-type="string" office:string-value="387C" calcext:value-type="string">
            <text:p>387C</text:p>
          </table:table-cell>
          <table:table-cell table:formula="of:=BASE(RANDBETWEEN(0;16384);16)" office:value-type="string" office:string-value="EB3" calcext:value-type="string">
            <text:p>EB3</text:p>
          </table:table-cell>
          <table:table-cell table:formula="of:=BASE(RANDBETWEEN(0;16384);16)" office:value-type="string" office:string-value="12D2" calcext:value-type="string">
            <text:p>12D2</text:p>
          </table:table-cell>
          <table:table-cell table:formula="of:=BASE(RANDBETWEEN(0;16384);16)" office:value-type="string" office:string-value="2407" calcext:value-type="string">
            <text:p>2407</text:p>
          </table:table-cell>
          <table:table-cell table:formula="of:=BASE(RANDBETWEEN(0;16384);16)" office:value-type="string" office:string-value="27E6" calcext:value-type="string">
            <text:p>27E6</text:p>
          </table:table-cell>
        </table:table-row>
        <table:table-row table:style-name="ro1">
          <table:table-cell table:formula="of:=BASE(RANDBETWEEN(0;16384);16)" office:value-type="string" office:string-value="BDD" calcext:value-type="string">
            <text:p>BDD</text:p>
          </table:table-cell>
          <table:table-cell table:formula="of:=BASE(RANDBETWEEN(0;16384);16)" office:value-type="string" office:string-value="148C" calcext:value-type="string">
            <text:p>148C</text:p>
          </table:table-cell>
          <table:table-cell table:formula="of:=BASE(RANDBETWEEN(0;16384);16)" office:value-type="string" office:string-value="40D" calcext:value-type="string">
            <text:p>40D</text:p>
          </table:table-cell>
          <table:table-cell table:formula="of:=BASE(RANDBETWEEN(0;16384);16)" office:value-type="string" office:string-value="2039" calcext:value-type="string">
            <text:p>2039</text:p>
          </table:table-cell>
          <table:table-cell table:formula="of:=BASE(RANDBETWEEN(0;16384);16)" office:value-type="string" office:string-value="16A7" calcext:value-type="string">
            <text:p>16A7</text:p>
          </table:table-cell>
          <table:table-cell table:formula="of:=BASE(RANDBETWEEN(0;16384);16)" office:value-type="string" office:string-value="23DE" calcext:value-type="string">
            <text:p>23DE</text:p>
          </table:table-cell>
          <table:table-cell table:formula="of:=BASE(RANDBETWEEN(0;16384);16)" office:value-type="string" office:string-value="212C" calcext:value-type="string">
            <text:p>212C</text:p>
          </table:table-cell>
          <table:table-cell table:formula="of:=BASE(RANDBETWEEN(0;16384);16)" office:value-type="string" office:string-value="437" calcext:value-type="string">
            <text:p>437</text:p>
          </table:table-cell>
        </table:table-row>
        <table:table-row table:style-name="ro1">
          <table:table-cell table:formula="of:=BASE(RANDBETWEEN(0;16384);16)" office:value-type="string" office:string-value="5B7" calcext:value-type="string">
            <text:p>5B7</text:p>
          </table:table-cell>
          <table:table-cell table:formula="of:=BASE(RANDBETWEEN(0;16384);16)" office:value-type="string" office:string-value="18E8" calcext:value-type="string">
            <text:p>18E8</text:p>
          </table:table-cell>
          <table:table-cell table:formula="of:=BASE(RANDBETWEEN(0;16384);16)" office:value-type="string" office:string-value="1A47" calcext:value-type="string">
            <text:p>1A47</text:p>
          </table:table-cell>
          <table:table-cell table:formula="of:=BASE(RANDBETWEEN(0;16384);16)" office:value-type="string" office:string-value="D83" calcext:value-type="string">
            <text:p>D83</text:p>
          </table:table-cell>
          <table:table-cell table:formula="of:=BASE(RANDBETWEEN(0;16384);16)" office:value-type="string" office:string-value="352B" calcext:value-type="string">
            <text:p>352B</text:p>
          </table:table-cell>
          <table:table-cell table:formula="of:=BASE(RANDBETWEEN(0;16384);16)" office:value-type="string" office:string-value="966" calcext:value-type="string">
            <text:p>966</text:p>
          </table:table-cell>
          <table:table-cell table:formula="of:=BASE(RANDBETWEEN(0;16384);16)" office:value-type="string" office:string-value="1FBC" calcext:value-type="string">
            <text:p>1FBC</text:p>
          </table:table-cell>
          <table:table-cell table:formula="of:=BASE(RANDBETWEEN(0;16384);16)" office:value-type="string" office:string-value="2862" calcext:value-type="string">
            <text:p>2862</text:p>
          </table:table-cell>
        </table:table-row>
        <table:table-row table:style-name="ro1">
          <table:table-cell table:formula="of:=BASE(RANDBETWEEN(0;16384);16)" office:value-type="string" office:string-value="343E" calcext:value-type="string">
            <text:p>343E</text:p>
          </table:table-cell>
          <table:table-cell table:formula="of:=BASE(RANDBETWEEN(0;16384);16)" office:value-type="string" office:string-value="3BE7" calcext:value-type="string">
            <text:p>3BE7</text:p>
          </table:table-cell>
          <table:table-cell table:formula="of:=BASE(RANDBETWEEN(0;16384);16)" office:value-type="string" office:string-value="2ADB" calcext:value-type="string">
            <text:p>2ADB</text:p>
          </table:table-cell>
          <table:table-cell table:formula="of:=BASE(RANDBETWEEN(0;16384);16)" office:value-type="string" office:string-value="2CF6" calcext:value-type="string">
            <text:p>2CF6</text:p>
          </table:table-cell>
          <table:table-cell table:formula="of:=BASE(RANDBETWEEN(0;16384);16)" office:value-type="string" office:string-value="2BA" calcext:value-type="string">
            <text:p>2BA</text:p>
          </table:table-cell>
          <table:table-cell table:formula="of:=BASE(RANDBETWEEN(0;16384);16)" office:value-type="string" office:string-value="2A29" calcext:value-type="string">
            <text:p>2A29</text:p>
          </table:table-cell>
          <table:table-cell table:formula="of:=BASE(RANDBETWEEN(0;16384);16)" office:value-type="string" office:string-value="101E" calcext:value-type="string">
            <text:p>101E</text:p>
          </table:table-cell>
          <table:table-cell table:formula="of:=BASE(RANDBETWEEN(0;16384);16)" office:value-type="string" office:string-value="2CF2" calcext:value-type="string">
            <text:p>2CF2</text:p>
          </table:table-cell>
        </table:table-row>
        <table:table-row table:style-name="ro1">
          <table:table-cell table:formula="of:=BASE(RANDBETWEEN(0;16384);16)" office:value-type="string" office:string-value="311B" calcext:value-type="string">
            <text:p>311B</text:p>
          </table:table-cell>
          <table:table-cell table:formula="of:=BASE(RANDBETWEEN(0;16384);16)" office:value-type="string" office:string-value="1FCD" calcext:value-type="string">
            <text:p>1FCD</text:p>
          </table:table-cell>
          <table:table-cell table:formula="of:=BASE(RANDBETWEEN(0;16384);16)" office:value-type="string" office:string-value="12C8" calcext:value-type="string">
            <text:p>12C8</text:p>
          </table:table-cell>
          <table:table-cell table:formula="of:=BASE(RANDBETWEEN(0;16384);16)" office:value-type="string" office:string-value="35DA" calcext:value-type="string">
            <text:p>35DA</text:p>
          </table:table-cell>
          <table:table-cell table:formula="of:=BASE(RANDBETWEEN(0;16384);16)" office:value-type="string" office:string-value="159A" calcext:value-type="string">
            <text:p>159A</text:p>
          </table:table-cell>
          <table:table-cell table:formula="of:=BASE(RANDBETWEEN(0;16384);16)" office:value-type="string" office:string-value="326A" calcext:value-type="string">
            <text:p>326A</text:p>
          </table:table-cell>
          <table:table-cell table:formula="of:=BASE(RANDBETWEEN(0;16384);16)" office:value-type="string" office:string-value="3584" calcext:value-type="string">
            <text:p>3584</text:p>
          </table:table-cell>
          <table:table-cell table:formula="of:=BASE(RANDBETWEEN(0;16384);16)" office:value-type="string" office:string-value="10B7" calcext:value-type="string">
            <text:p>10B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8:30.970057978</meta:creation-date>
    <dc:date>2024-04-07T13:16:51.443022348</dc:date>
    <meta:editing-duration>PT8M21S</meta:editing-duration>
    <meta:editing-cycles>1</meta:editing-cycles>
    <meta:document-statistic meta:table-count="1" meta:cell-count="800" meta:object-count="0"/>
    <meta:generator>LibreOffice/7.3.7.2$Linux_X86_64 LibreOffice_project/30$Build-2</meta:generator>
  </office:meta>
</office:document-meta>
</file>